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2F000000B45C896FFD0.svm"/>
  <manifest:file-entry manifest:media-type="" manifest:full-path="Pictures/2000000700003D30000012671415D200.svm"/>
  <manifest:file-entry manifest:media-type="" manifest:full-path="Pictures/20000007000025BA00000B94E76F935E.svm"/>
  <manifest:file-entry manifest:media-type="" manifest:full-path="Pictures/20000007000051230000274760695910.svm"/>
  <manifest:file-entry manifest:media-type="" manifest:full-path="Pictures/20000007000027E600000C6825E2EE11.svm"/>
  <manifest:file-entry manifest:media-type="" manifest:full-path="Pictures/200000070000304500001517627F32C0.svm"/>
  <manifest:file-entry manifest:media-type="" manifest:full-path="Pictures/2000000700004B0A00002462F1AC456E.svm"/>
  <manifest:file-entry manifest:media-type="" manifest:full-path="Pictures/2000000700003119000013F3E90AC595.svm"/>
  <manifest:file-entry manifest:media-type="" manifest:full-path="Pictures/2000000700004B2400001CF162997EE6.svm"/>
  <manifest:file-entry manifest:media-type="" manifest:full-path="Pictures/20000007000048DE0000302B327CE5C4.svm"/>
  <manifest:file-entry manifest:media-type="" manifest:full-path="Pictures/2000000700001443000006B9C8A2D1BB.svm"/>
  <manifest:file-entry manifest:media-type="" manifest:full-path="Pictures/20000007000041F10000207586DCEBBA.svm"/>
  <manifest:file-entry manifest:media-type="" manifest:full-path="Pictures/200000070000279700000A078FC32F84.svm"/>
  <manifest:file-entry manifest:media-type="" manifest:full-path="Pictures/200000070000392800001FF18A42092C.svm"/>
  <manifest:file-entry manifest:media-type="" manifest:full-path="Pictures/2000000700005457000012B6BC2F1FED.svm"/>
  <manifest:file-entry manifest:media-type="" manifest:full-path="Pictures/20000007000030AF000019042D570A7D.svm"/>
  <manifest:file-entry manifest:media-type="" manifest:full-path="Pictures/200000070000205A00001C53575489F6.svm"/>
  <manifest:file-entry manifest:media-type="" manifest:full-path="Pictures/2000000700002659000003EE4578EB27.svm"/>
  <manifest:file-entry manifest:media-type="" manifest:full-path="Pictures/2000000700002DCA000015B590EA127C.svm"/>
  <manifest:file-entry manifest:media-type="" manifest:full-path="Pictures/200000070000267400000B45F8C0F67E.svm"/>
  <manifest:file-entry manifest:media-type="" manifest:full-path="Pictures/20000007000025EF00001B7FFB5129F2.svm"/>
  <manifest:file-entry manifest:media-type="" manifest:full-path="Pictures/2000000700003B1F000021147417E0A2.svm"/>
  <manifest:file-entry manifest:media-type="" manifest:full-path="Pictures/2000000700005C32000022F0800AF432.svm"/>
  <manifest:file-entry manifest:media-type="" manifest:full-path="Pictures/2000000700003EA30000144342E33CE2.svm"/>
  <manifest:file-entry manifest:media-type="" manifest:full-path="Pictures/200000070000407F00001B99133FE196.svm"/>
  <manifest:file-entry manifest:media-type="" manifest:full-path="Pictures/20000007000021490000191E4AAF855F.svm"/>
  <manifest:file-entry manifest:media-type="" manifest:full-path="Pictures/2000000700003A9B00001A76A90A44BF.svm"/>
  <manifest:file-entry manifest:media-type="" manifest:full-path="Pictures/20000007000047D600001CBC78E33333.svm"/>
  <manifest:file-entry manifest:media-type="" manifest:full-path="Pictures/200000070000274700000B9419391282.svm"/>
  <manifest:file-entry manifest:media-type="" manifest:full-path="Pictures/20000007000035BF000014AD3154146D.svm"/>
  <manifest:file-entry manifest:media-type="" manifest:full-path="Pictures/20000007000034820000191E873A7F50.svm"/>
  <manifest:file-entry manifest:media-type="" manifest:full-path="Pictures/2000000700001FA10000138A127CA820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5" style:family="table">
      <style:table-properties style:width="18.281cm" fo:margin-left="0.164cm" fo:margin-right="0.101cm" table:align="margins" style:writing-mode="lr-tb"/>
    </style:style>
    <style:style style:name="Таблица5.A" style:family="table-column">
      <style:table-column-properties style:column-width="6.182cm" style:rel-column-width="22163*"/>
    </style:style>
    <style:style style:name="Таблица5.B" style:family="table-column">
      <style:table-column-properties style:column-width="6.638cm" style:rel-column-width="23794*"/>
    </style:style>
    <style:style style:name="Таблица5.C" style:family="table-column">
      <style:table-column-properties style:column-width="5.461cm" style:rel-column-width="19578*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5.2" style:family="table-row">
      <style:table-row-properties style:min-row-height="0.7cm" style:keep-together="true" fo:keep-together="auto"/>
    </style:style>
    <style:style style:name="Таблица5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5.4" style:family="table-row">
      <style:table-row-properties style:min-row-height="21.103cm" style:keep-together="true" fo:keep-together="auto"/>
    </style:style>
    <style:style style:name="Таблица1" style:family="table">
      <style:table-properties style:width="18.276cm" fo:margin-left="0.169cm" fo:margin-right="0.101cm" table:align="margins" style:writing-mode="lr-tb"/>
    </style:style>
    <style:style style:name="Таблица1.A" style:family="table-column">
      <style:table-column-properties style:column-width="6.174cm" style:rel-column-width="22138*"/>
    </style:style>
    <style:style style:name="Таблица1.B" style:family="table-column">
      <style:table-column-properties style:column-width="6.65cm" style:rel-column-width="23845*"/>
    </style:style>
    <style:style style:name="Таблица1.C" style:family="table-column">
      <style:table-column-properties style:column-width="5.452cm" style:rel-column-width="19552*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2" style:family="table-row">
      <style:table-row-properties style:min-row-height="0.7cm" style:keep-together="true" fo:keep-together="auto"/>
    </style:style>
    <style:style style:name="Таблица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4" style:family="table-row">
      <style:table-row-properties style:min-row-height="19.53cm" style:keep-together="true" fo:keep-together="auto"/>
    </style:style>
    <style:style style:name="Таблица2" style:family="table">
      <style:table-properties style:width="18.281cm" fo:margin-left="0.164cm" fo:margin-right="0.101cm" table:align="margins" style:writing-mode="lr-tb"/>
    </style:style>
    <style:style style:name="Таблица2.A" style:family="table-column">
      <style:table-column-properties style:column-width="6.182cm" style:rel-column-width="22163*"/>
    </style:style>
    <style:style style:name="Таблица2.B" style:family="table-column">
      <style:table-column-properties style:column-width="6.638cm" style:rel-column-width="23794*"/>
    </style:style>
    <style:style style:name="Таблица2.C" style:family="table-column">
      <style:table-column-properties style:column-width="5.461cm" style:rel-column-width="19578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2.2" style:family="table-row">
      <style:table-row-properties style:min-row-height="0.7cm" style:keep-together="true" fo:keep-together="auto"/>
    </style:style>
    <style:style style:name="Таблица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4" style:family="table-row">
      <style:table-row-properties style:min-row-height="11.76cm" style:keep-together="true" fo:keep-together="auto"/>
    </style:style>
    <style:style style:name="Таблица3" style:family="table">
      <style:table-properties style:width="18.281cm" fo:margin-left="0.164cm" fo:margin-right="0.101cm" table:align="margins" style:writing-mode="lr-tb"/>
    </style:style>
    <style:style style:name="Таблица3.A" style:family="table-column">
      <style:table-column-properties style:column-width="6.182cm" style:rel-column-width="22163*"/>
    </style:style>
    <style:style style:name="Таблица3.B" style:family="table-column">
      <style:table-column-properties style:column-width="6.638cm" style:rel-column-width="23794*"/>
    </style:style>
    <style:style style:name="Таблица3.C" style:family="table-column">
      <style:table-column-properties style:column-width="5.461cm" style:rel-column-width="19578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3.2" style:family="table-row">
      <style:table-row-properties style:min-row-height="0.474cm" style:keep-together="true" fo:keep-together="auto"/>
    </style:style>
    <style:style style:name="Таблица3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4" style:family="table-row">
      <style:table-row-properties style:min-row-height="1.649cm" style:keep-together="true" fo:keep-together="auto"/>
    </style:style>
    <style:style style:name="Таблица4" style:family="table">
      <style:table-properties style:width="18.281cm" fo:margin-left="0.164cm" fo:margin-right="0.101cm" table:align="margins" style:writing-mode="lr-tb"/>
    </style:style>
    <style:style style:name="Таблица4.A" style:family="table-column">
      <style:table-column-properties style:column-width="6.182cm" style:rel-column-width="22163*"/>
    </style:style>
    <style:style style:name="Таблица4.B" style:family="table-column">
      <style:table-column-properties style:column-width="6.638cm" style:rel-column-width="23794*"/>
    </style:style>
    <style:style style:name="Таблица4.C" style:family="table-column">
      <style:table-column-properties style:column-width="5.461cm" style:rel-column-width="19578*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4.2" style:family="table-row">
      <style:table-row-properties style:min-row-height="0.474cm" style:keep-together="true" fo:keep-together="auto"/>
    </style:style>
    <style:style style:name="Таблица4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4.4" style:family="table-row">
      <style:table-row-properties style:min-row-height="1.649cm" style:keep-together="true" fo:keep-together="auto"/>
    </style:style>
    <style:style style:name="Таблица6" style:family="table">
      <style:table-properties style:width="18.281cm" fo:margin-left="0.164cm" fo:margin-right="0.101cm" table:align="margins" style:writing-mode="lr-tb"/>
    </style:style>
    <style:style style:name="Таблица6.A" style:family="table-column">
      <style:table-column-properties style:column-width="6.182cm" style:rel-column-width="22163*"/>
    </style:style>
    <style:style style:name="Таблица6.B" style:family="table-column">
      <style:table-column-properties style:column-width="6.638cm" style:rel-column-width="23794*"/>
    </style:style>
    <style:style style:name="Таблица6.C" style:family="table-column">
      <style:table-column-properties style:column-width="5.461cm" style:rel-column-width="19578*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6.2" style:family="table-row">
      <style:table-row-properties style:min-row-height="0.474cm" style:keep-together="true" fo:keep-together="auto"/>
    </style:style>
    <style:style style:name="Таблица6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6.4" style:family="table-row">
      <style:table-row-properties style:min-row-height="1.649cm" style:keep-together="true" fo:keep-together="auto"/>
    </style:style>
    <style:style style:name="Таблица7" style:family="table">
      <style:table-properties style:width="18.281cm" fo:margin-left="0.164cm" fo:margin-right="0.101cm" table:align="margins" style:writing-mode="lr-tb"/>
    </style:style>
    <style:style style:name="Таблица7.A" style:family="table-column">
      <style:table-column-properties style:column-width="6.182cm" style:rel-column-width="22163*"/>
    </style:style>
    <style:style style:name="Таблица7.B" style:family="table-column">
      <style:table-column-properties style:column-width="6.638cm" style:rel-column-width="23794*"/>
    </style:style>
    <style:style style:name="Таблица7.C" style:family="table-column">
      <style:table-column-properties style:column-width="5.461cm" style:rel-column-width="19578*"/>
    </style:style>
    <style:style style:name="Таблица7.1" style:family="table-row">
      <style:table-row-properties style:keep-together="true"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7.2" style:family="table-row">
      <style:table-row-properties style:min-row-height="0.474cm" style:keep-together="true" fo:keep-together="auto"/>
    </style:style>
    <style:style style:name="Таблица7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7.4" style:family="table-row">
      <style:table-row-properties style:min-row-height="1.649cm" style:keep-together="true" fo:keep-together="auto"/>
    </style:style>
    <style:style style:name="Таблица8" style:family="table">
      <style:table-properties style:width="18.281cm" fo:margin-left="0.164cm" fo:margin-right="0.101cm" table:align="margins" style:writing-mode="lr-tb"/>
    </style:style>
    <style:style style:name="Таблица8.A" style:family="table-column">
      <style:table-column-properties style:column-width="6.182cm" style:rel-column-width="22163*"/>
    </style:style>
    <style:style style:name="Таблица8.B" style:family="table-column">
      <style:table-column-properties style:column-width="6.638cm" style:rel-column-width="23794*"/>
    </style:style>
    <style:style style:name="Таблица8.C" style:family="table-column">
      <style:table-column-properties style:column-width="5.461cm" style:rel-column-width="19578*"/>
    </style:style>
    <style:style style:name="Таблица8.1" style:family="table-row">
      <style:table-row-properties style:keep-together="true" fo:keep-together="auto"/>
    </style:style>
    <style:style style:name="Таблица8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8.2" style:family="table-row">
      <style:table-row-properties style:min-row-height="0.474cm" style:keep-together="true" fo:keep-together="auto"/>
    </style:style>
    <style:style style:name="Таблица8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8.4" style:family="table-row">
      <style:table-row-properties style:min-row-height="1.649cm" style:keep-together="true" fo:keep-together="auto"/>
    </style:style>
    <style:style style:name="Таблица9" style:family="table">
      <style:table-properties style:width="18.281cm" fo:margin-left="0.164cm" fo:margin-right="0.101cm" table:align="margins" style:writing-mode="lr-tb"/>
    </style:style>
    <style:style style:name="Таблица9.A" style:family="table-column">
      <style:table-column-properties style:column-width="6.182cm" style:rel-column-width="22163*"/>
    </style:style>
    <style:style style:name="Таблица9.B" style:family="table-column">
      <style:table-column-properties style:column-width="6.638cm" style:rel-column-width="23794*"/>
    </style:style>
    <style:style style:name="Таблица9.C" style:family="table-column">
      <style:table-column-properties style:column-width="5.461cm" style:rel-column-width="19578*"/>
    </style:style>
    <style:style style:name="Таблица9.1" style:family="table-row">
      <style:table-row-properties style:keep-together="true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9.2" style:family="table-row">
      <style:table-row-properties style:min-row-height="0.474cm" style:keep-together="true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9.4" style:family="table-row">
      <style:table-row-properties style:min-row-height="1.649cm" style:keep-together="true" fo:keep-together="auto"/>
    </style:style>
    <style:style style:name="Таблица10" style:family="table">
      <style:table-properties style:width="18.281cm" fo:margin-left="0.164cm" fo:margin-right="0.101cm" table:align="margins" style:writing-mode="lr-tb"/>
    </style:style>
    <style:style style:name="Таблица10.A" style:family="table-column">
      <style:table-column-properties style:column-width="6.182cm" style:rel-column-width="22163*"/>
    </style:style>
    <style:style style:name="Таблица10.B" style:family="table-column">
      <style:table-column-properties style:column-width="6.638cm" style:rel-column-width="23794*"/>
    </style:style>
    <style:style style:name="Таблица10.C" style:family="table-column">
      <style:table-column-properties style:column-width="5.461cm" style:rel-column-width="19578*"/>
    </style:style>
    <style:style style:name="Таблица10.1" style:family="table-row">
      <style:table-row-properties style:keep-together="true"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0.2" style:family="table-row">
      <style:table-row-properties style:min-row-height="0.474cm" style:keep-together="true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0.4" style:family="table-row">
      <style:table-row-properties style:min-row-height="19.554cm" style:keep-together="true" fo:keep-together="auto"/>
    </style:style>
    <style:style style:name="Таблица11" style:family="table">
      <style:table-properties style:width="18.281cm" fo:margin-left="0.164cm" fo:margin-right="0.101cm" table:align="margins" style:writing-mode="lr-tb"/>
    </style:style>
    <style:style style:name="Таблица11.A" style:family="table-column">
      <style:table-column-properties style:column-width="6.182cm" style:rel-column-width="22163*"/>
    </style:style>
    <style:style style:name="Таблица11.B" style:family="table-column">
      <style:table-column-properties style:column-width="6.638cm" style:rel-column-width="23794*"/>
    </style:style>
    <style:style style:name="Таблица11.C" style:family="table-column">
      <style:table-column-properties style:column-width="5.461cm" style:rel-column-width="19578*"/>
    </style:style>
    <style:style style:name="Таблица11.1" style:family="table-row">
      <style:table-row-properties style:keep-together="true"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1.2" style:family="table-row">
      <style:table-row-properties style:min-row-height="0.474cm" style:keep-together="true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1.4" style:family="table-row">
      <style:table-row-properties style:min-row-height="18.68cm" style:keep-together="true" fo:keep-together="auto"/>
    </style:style>
    <style:style style:name="Таблица12" style:family="table">
      <style:table-properties style:width="18.281cm" fo:margin-left="0.164cm" fo:margin-right="0.101cm" table:align="margins" style:writing-mode="lr-tb"/>
    </style:style>
    <style:style style:name="Таблица12.A" style:family="table-column">
      <style:table-column-properties style:column-width="6.182cm" style:rel-column-width="22163*"/>
    </style:style>
    <style:style style:name="Таблица12.B" style:family="table-column">
      <style:table-column-properties style:column-width="6.638cm" style:rel-column-width="23794*"/>
    </style:style>
    <style:style style:name="Таблица12.C" style:family="table-column">
      <style:table-column-properties style:column-width="5.461cm" style:rel-column-width="19578*"/>
    </style:style>
    <style:style style:name="Таблица12.1" style:family="table-row">
      <style:table-row-properties style:keep-together="true" fo:keep-together="auto"/>
    </style:style>
    <style:style style:name="Таблица12.A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2.2" style:family="table-row">
      <style:table-row-properties style:min-row-height="0.474cm" style:keep-together="true" fo:keep-together="auto"/>
    </style:style>
    <style:style style:name="Таблица12.A3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2.4" style:family="table-row">
      <style:table-row-properties style:min-row-height="18.68cm" style:keep-together="true" fo:keep-together="auto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9pt" fo:language="ru" fo:country="RU" fo:font-weight="bold" style:font-size-asian="9pt" style:font-weight-asian="bold" style:font-size-complex="9pt"/>
    </style:style>
    <style:style style:name="P4" style:family="paragraph" style:parent-style-name="Standard">
      <style:paragraph-properties fo:text-align="center" style:justify-single-word="false"/>
      <style:text-properties fo:font-size="9pt" fo:language="ru" fo:country="RU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12pt" fo:language="ru" fo:country="RU" fo:font-weight="bold" style:font-size-asian="12pt" style:font-weight-asian="bold" style:font-size-complex="12pt"/>
    </style:style>
    <style:style style:name="P6" style:family="paragraph" style:parent-style-name="Standard">
      <style:text-properties fo:font-size="12pt" fo:language="ru" fo:country="RU" fo:font-style="italic" style:font-size-asian="12pt" style:font-style-asian="italic" style:font-size-complex="12pt"/>
    </style:style>
    <style:style style:name="P7" style:family="paragraph" style:parent-style-name="Standard">
      <style:text-properties fo:font-size="12pt" fo:language="ru" fo:country="RU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10" style:family="paragraph" style:parent-style-name="Standard">
      <style:text-properties fo:color="#000000" fo:font-size="12pt" fo:language="ru" fo:country="RU" fo:font-style="italic" style:font-name-asian="Times New Roman" style:font-size-asian="12pt" style:font-style-asian="italic" style:font-size-complex="12pt"/>
    </style:style>
    <style:style style:name="P11" style:family="paragraph" style:parent-style-name="Standard">
      <style:text-properties fo:color="#000000" fo:font-size="12pt" fo:language="ru" fo:country="RU" fo:font-style="normal" style:font-name-asian="Times New Roman" style:font-size-asian="12pt" style:font-style-asian="normal" style:font-size-complex="12pt" style:font-style-complex="normal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/>
      <style:text-properties fo:font-size="10pt" fo:language="ru" fo:country="RU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7.001cm" fo:margin-right="0cm" fo:text-indent="0cm" style:auto-text-indent="false"/>
      <style:text-properties fo:color="#000000" fo:font-size="12pt" fo:language="ru" fo:country="RU" style:font-name-asian="Times New Roman" style:font-size-asian="12pt" style:font-size-complex="12pt"/>
    </style:style>
    <style:style style:name="P15" style:family="paragraph" style:parent-style-name="Standard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16" style:family="paragraph" style:parent-style-name="Standard">
      <style:paragraph-properties fo:margin-left="1.259cm" fo:margin-right="0cm" fo:margin-top="0.106cm" fo:margin-bottom="0cm" fo:text-align="start" style:justify-single-word="false" fo:text-indent="0cm" style:auto-text-indent="false"/>
      <style:text-properties style:font-name="Times New Roman1" fo:font-size="12pt" fo:language="en" fo:country="US" fo:font-style="normal" style:font-size-asian="12pt" style:font-style-asian="normal" style:font-size-complex="12pt" style:font-style-complex="normal"/>
    </style:style>
    <style:style style:name="P17" style:family="paragraph" style:parent-style-name="Абзац_20_списка">
      <style:paragraph-properties fo:margin-left="1.259cm" fo:margin-right="0cm" fo:margin-top="0.106cm" fo:margin-bottom="0cm" fo:text-align="justify" style:justify-single-word="false" fo:text-indent="0cm" style:auto-text-indent="false"/>
    </style:style>
    <style:style style:name="P18" style:family="paragraph" style:parent-style-name="Абзац_20_списка">
      <style:paragraph-properties fo:margin-left="1.259cm" fo:margin-right="0cm" fo:margin-top="0.106cm" fo:margin-bottom="0cm" fo:text-align="justify" style:justify-single-word="false" fo:text-indent="0cm" style:auto-text-indent="false"/>
      <style:text-properties fo:font-size="12pt" style:font-size-asian="12pt" style:font-size-complex="12pt"/>
    </style:style>
    <style:style style:name="P19" style:family="paragraph" style:parent-style-name="Абзац_20_списка">
      <style:paragraph-properties fo:margin-left="1.259cm" fo:margin-right="0cm" fo:margin-top="0.106cm" fo:margin-bottom="0cm" fo:text-align="justify" style:justify-single-word="false" fo:text-indent="0cm" style:auto-text-indent="false"/>
      <style:text-properties fo:font-size="12pt" fo:language="ru" fo:country="RU" style:font-size-asian="12pt" style:font-size-complex="12pt"/>
    </style:style>
    <style:style style:name="P20" style:family="paragraph" style:parent-style-name="Без_20_интервала">
      <style:paragraph-properties fo:text-align="start" style:justify-single-word="false"/>
    </style:style>
    <style:style style:name="P21" style:family="paragraph" style:parent-style-name="Standard">
      <style:paragraph-properties fo:margin-top="0.212cm" fo:margin-bottom="0.212cm" fo:text-align="center" style:justify-single-word="false"/>
      <style:text-properties fo:font-size="12pt" fo:language="ru" fo:country="RU" fo:font-weight="bold" style:font-size-asian="12pt" style:font-weight-asian="bold" style:font-size-complex="12pt"/>
    </style:style>
    <style:style style:name="P22" style:family="paragraph" style:parent-style-name="Абзац_20_списка">
      <style:paragraph-properties fo:margin-left="0cm" fo:margin-right="0cm" fo:margin-top="0.106cm" fo:margin-bottom="0cm" fo:text-align="justify" style:justify-single-word="false" fo:text-indent="0cm" style:auto-text-indent="false"/>
      <style:text-properties fo:font-size="12pt" fo:language="ru" fo:country="RU" style:font-size-asian="12pt" style:font-size-complex="12pt"/>
    </style:style>
    <style:style style:name="P23" style:family="paragraph" style:parent-style-name="Абзац_20_списка">
      <style:paragraph-properties fo:margin-left="0cm" fo:margin-right="0cm" fo:margin-top="0.106cm" fo:margin-bottom="0cm" fo:text-align="justify" style:justify-single-word="false" fo:text-indent="0cm" style:auto-text-indent="false"/>
      <style:text-properties fo:font-size="12pt" fo:language="en" fo:country="US" style:font-size-asian="12pt" style:font-size-complex="12pt"/>
    </style:style>
    <style:style style:name="P24" style:family="paragraph" style:parent-style-name="Абзац_20_списка">
      <style:paragraph-properties fo:margin-left="0cm" fo:margin-right="0cm" fo:margin-top="0.106cm" fo:margin-bottom="0cm" fo:text-align="justify" style:justify-single-word="false" fo:text-indent="0cm" style:auto-text-indent="false"/>
    </style:style>
    <style:style style:name="P25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Абзац_20_списка" style:list-style-name="L1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style:font-size-asian="12pt" style:font-size-complex="12pt"/>
    </style:style>
    <style:style style:name="P27" style:family="paragraph" style:parent-style-name="Standard" style:list-style-name="L2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28" style:family="paragraph" style:parent-style-name="Standard" style:list-style-name="L3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29" style:family="paragraph" style:parent-style-name="Standard" style:list-style-name="L4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30" style:family="paragraph" style:parent-style-name="Standard" style:list-style-name="L5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31" style:family="paragraph" style:parent-style-name="Standard" style:list-style-name="L6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32" style:family="paragraph" style:parent-style-name="Standard" style:list-style-name="L7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33" style:family="paragraph" style:parent-style-name="Standard" style:list-style-name="L8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34" style:family="paragraph" style:parent-style-name="Standard" style:list-style-name="L9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35" style:family="paragraph" style:parent-style-name="Standard" style:list-style-name="L10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36" style:family="paragraph" style:parent-style-name="Standard" style:list-style-name="L11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37" style:family="paragraph" style:parent-style-name="Standard" style:list-style-name="L12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38" style:family="paragraph" style:parent-style-name="Standard" style:list-style-name="L13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39" style:family="paragraph" style:parent-style-name="Standard" style:list-style-name="L14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40" style:family="paragraph" style:parent-style-name="Standard" style:list-style-name="L15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41" style:family="paragraph" style:parent-style-name="Standard" style:list-style-name="L16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42" style:family="paragraph" style:parent-style-name="Standard" style:list-style-name="L17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43" style:family="paragraph" style:parent-style-name="Standard" style:list-style-name="L18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44" style:family="paragraph" style:parent-style-name="Standard" style:list-style-name="L19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45" style:family="paragraph" style:parent-style-name="Standard" style:list-style-name="L20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46" style:family="paragraph" style:parent-style-name="Standard" style:list-style-name="L21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47" style:family="paragraph" style:parent-style-name="Standard" style:list-style-name="L22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48" style:family="paragraph" style:parent-style-name="Standard" style:list-style-name="L23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49" style:family="paragraph" style:parent-style-name="Standard" style:list-style-name="L24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50" style:family="paragraph" style:parent-style-name="Standard" style:list-style-name="L25">
      <style:paragraph-properties fo:margin-left="1.259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51" style:family="paragraph" style:parent-style-name="Standard" style:list-style-name="L3">
      <style:paragraph-properties fo:margin-left="0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52" style:family="paragraph" style:parent-style-name="Standard" style:list-style-name="L5">
      <style:paragraph-properties fo:margin-left="0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53" style:family="paragraph" style:parent-style-name="Standard" style:list-style-name="L7">
      <style:paragraph-properties fo:margin-left="0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54" style:family="paragraph" style:parent-style-name="Standard" style:list-style-name="L9">
      <style:paragraph-properties fo:margin-left="0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55" style:family="paragraph" style:parent-style-name="Standard" style:list-style-name="L11">
      <style:paragraph-properties fo:margin-left="0cm" fo:margin-right="0cm" fo:margin-top="0.106cm" fo:margin-bottom="0cm" fo:text-align="start" style:justify-single-word="false" fo:text-indent="0cm" style:auto-text-indent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56" style:family="paragraph" style:parent-style-name="Standard" style:list-style-name="L5">
      <style:paragraph-properties fo:margin-top="0.106cm" fo:margin-bottom="0cm" fo:text-align="start" style:justify-single-word="false"/>
      <style:text-properties fo:color="#000000" fo:font-size="12pt" fo:language="ru" fo:country="RU" fo:font-style="normal" style:font-name-asian="Times New Roman" style:font-size-asian="12pt" style:font-style-asian="normal" style:font-size-complex="12pt" style:font-style-complex="normal"/>
    </style:style>
    <style:style style:name="P57" style:family="paragraph" style:parent-style-name="Standard" style:list-style-name="L17">
      <style:paragraph-properties fo:margin-top="0.106cm" fo:margin-bottom="0cm" fo:text-align="start" style:justify-single-word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58" style:family="paragraph" style:parent-style-name="Standard" style:list-style-name="L21">
      <style:paragraph-properties fo:margin-top="0.106cm" fo:margin-bottom="0cm" fo:text-align="start" style:justify-single-word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59" style:family="paragraph" style:parent-style-name="Standard" style:list-style-name="L23">
      <style:paragraph-properties fo:margin-top="0.106cm" fo:margin-bottom="0cm" fo:text-align="start" style:justify-single-word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P60" style:family="paragraph" style:parent-style-name="Standard" style:list-style-name="L25">
      <style:paragraph-properties fo:margin-top="0.106cm" fo:margin-bottom="0cm" fo:text-align="start" style:justify-single-word="false"/>
      <style:text-properties fo:font-size="12pt" fo:language="ru" fo:country="RU" fo:font-style="normal" style:font-size-asian="12pt" style:font-style-asian="normal" style:font-size-complex="12pt" style:font-style-complex="normal"/>
    </style:style>
    <style:style style:name="T1" style:family="text">
      <style:text-properties fo:language="ru" fo:country="RU"/>
    </style:style>
    <style:style style:name="T2" style:family="text">
      <style:text-properties fo:font-size="12pt" fo:language="ru" fo:country="RU" fo:font-style="italic" style:font-size-asian="12pt" style:font-style-asian="italic" style:font-size-complex="12pt"/>
    </style:style>
    <style:style style:name="T3" style:family="text">
      <style:text-properties fo:font-size="12pt" fo:language="ru" fo:country="RU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weight-complex="bold"/>
    </style:style>
    <style:style style:name="T4" style:family="text">
      <style:text-properties fo:font-size="12pt" fo:language="ru" fo:country="RU" style:font-size-asian="12pt" style:font-size-complex="12pt"/>
    </style:style>
    <style:style style:name="T5" style:family="text">
      <style:text-properties fo:font-size="12pt" fo:language="ru" fo:country="RU" style:font-size-asian="12pt" style:font-size-complex="14pt" style:font-weight-complex="bold"/>
    </style:style>
    <style:style style:name="T6" style:family="text">
      <style:text-properties fo:font-size="12pt" fo:language="en" fo:country="US" style:font-size-asian="12pt" style:font-size-complex="12pt"/>
    </style:style>
    <style:style style:name="T7" style:family="text">
      <style:text-properties fo:font-size="12pt" fo:language="en" fo:country="US" style:font-size-asian="12pt" style:font-size-complex="14pt" style:font-weight-complex="bold"/>
    </style:style>
    <style:style style:name="T8" style:family="text">
      <style:text-properties fo:font-size="9pt" fo:language="ru" fo:country="RU" style:font-size-asian="9pt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style:font-name="Times New Roman1"/>
    </style:style>
    <style:style style:name="T14" style:family="text">
      <style:text-properties style:font-name="Times New Roman1" fo:language="en" fo:country="US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columns-spanned="3" office:value-type="string">
            <text:p text:style-name="P3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text:s/>высшего образования</text:p>
            <text:p text:style-name="P2">«Московский государственный технический университет имени Н.Э. Баумана</text:p>
            <text:p text:style-name="P2"><text:s/>(национальный исследовательский университет)»</text:p>
            <text:p text:style-name="P5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5.2">
          <table:table-cell table:style-name="Таблица5.A1" table:number-columns-spanned="3" office:value-type="string">
            <text:p text:style-name="P21">Весенняя экзаменационная сессия 2020 года</text:p>
          </table:table-cell>
          <table:covered-table-cell/>
          <table:covered-table-cell/>
        </table:table-row>
        <table:table-row table:style-name="Таблица5.1">
          <table:table-cell table:style-name="Таблица5.A3" office:value-type="string">
            <text:p text:style-name="P6">Рассмотрено ПЦК </text:p>
            <text:p text:style-name="P10">Протокол № <text:s text:c="3"/>от <text:s text:c="11"/>20 г.</text:p>
            <text:p text:style-name="P6"/>
            <text:p text:style-name="P6">Председатель </text:p>
            <text:p text:style-name="P6">__________ <text:s/>/Громова В.Н/</text:p>
          </table:table-cell>
          <table:table-cell table:style-name="Таблица5.A3" office:value-type="string">
            <text:p text:style-name="P7">Экзаменационный билет №1</text:p>
            <text:p text:style-name="P6">по: МДК 04.01 и <text:s/>МДК 04.02 </text:p>
            <text:p text:style-name="Standard"><text:span text:style-name="T2">Специальность: <text:s/></text:span><text:span text:style-name="T1">15.02.07 Автоматизация технологических процессов и производств (по отраслям)</text:span></text:p>
          </table:table-cell>
          <table:table-cell table:style-name="Таблица5.A1" office:value-type="string">
            <text:p text:style-name="P10">Утверждаю</text:p>
            <text:p text:style-name="P10">Зам. директора по учебной работе</text:p>
            <text:p text:style-name="P10">_________ __ Н.Н. Ковзель</text:p>
            <text:p text:style-name="P10">«____»________2020 г.</text:p>
          </table:table-cell>
        </table:table-row>
        <table:table-row table:style-name="Таблица5.4">
          <table:table-cell table:style-name="Таблица5.A1" table:number-columns-spanned="3" office:value-type="string">
            <text:p text:style-name="P20"><text:span text:style-name="T5">Требования: <text:s/>к ПК <text:s/>подключиться дистанционно используя <text:s/>удалённый доступ с </text:span><text:span text:style-name="T7">НОУТБУКА</text:span></text:p>
            <text:p text:style-name="P20"><text:span text:style-name="T7"><text:s text:c="72"/></text:span><text:span text:style-name="T8"><text:s text:c="88"/></text:span><text:span text:style-name="T3">по МДК 04.01</text:span></text:p>
            <text:p text:style-name="P18"><text:span text:style-name="T1">1 <text:s/>Собрать схему в </text:span><text:span text:style-name="T9">Quartus II </text:span></text:p>
            <text:p text:style-name="P17"><draw:frame draw:style-name="fr1" draw:name="Графический объект2" text:anchor-type="paragraph" svg:x="0.471cm" svg:y="0.298cm" svg:width="17.127cm" svg:height="3.586cm" draw:z-index="1"><draw:image xlink:href="Pictures/2000000700003EA30000144342E33CE2.svm" xlink:type="simple" xlink:show="embed" xlink:actuate="onLoad"/></draw:frame><text:span text:style-name="T6">1.1 </text:span><text:span text:style-name="T4">Протестировать. <text:s/>1.2 Определить ее назначение. </text:span><text:span text:style-name="T6">1.3</text:span><text:span text:style-name="T4"> контакты к <text:s/>ножкам микросхемы .</text:span></text:p>
            <text:p text:style-name="P19">2 Собрать с хему в <text:span text:style-name="T9">Libero Soc.</text:span></text:p>
            <text:list xml:id="list2634559677442113684" text:style-name="L1">
              <text:list-item>
                <text:list>
                  <text:list-item>
                    <text:p text:style-name="P26"><draw:frame draw:style-name="fr1" draw:name="Графический объект1" text:anchor-type="paragraph" svg:x="0.52cm" svg:y="0.129cm" svg:width="17.175cm" svg:height="3.621cm" draw:z-index="0"><draw:image xlink:href="Pictures/200000070000304500001517627F32C0.svm" xlink:type="simple" xlink:show="embed" xlink:actuate="onLoad"/></draw:frame>Протестировать. 2.2 Подключить контакты к <text:s/>ножкам микросхемы .</text:p>
                    <text:p text:style-name="P26">2.<text:span text:style-name="T9">3</text:span> Запрограммировать плату. <text:s text:c="76"/><text:span text:style-name="T10">По <text:s/>МДК 04.02</text:span></text:p>
                  </text:list-item>
                </text:list>
              </text:list-item>
            </text:list>
            <text:p text:style-name="P15">3 В <text:span text:style-name="T9">Owen logic </text:span>ввести схему.</text:p>
            <text:list xml:id="list3175857537816395199" text:style-name="L2">
              <text:list-item>
                <text:list>
                  <text:list-item>
                    <text:p text:style-name="P27"><draw:frame draw:style-name="fr2" draw:name="Графический объект3" text:anchor-type="paragraph" svg:width="17.833cm" svg:height="4.263cm" draw:z-index="2"><draw:image xlink:href="Pictures/2000000700005457000012B6BC2F1FED.svm" xlink:type="simple" xlink:show="embed" xlink:actuate="onLoad"/></draw:frame>Протестировать. 3.2 запрограммировать ПР200. <text:s/>3.3 Проверить.</text:p>
                  </text:list-item>
                </text:list>
              </text:list-item>
            </text:list>
            <text:p text:style-name="P15">4 В <text:span text:style-name="T9">codesys </text:span>ввести схему. Определить назначение. <text:span text:style-name="T9">(</text:span>ПЛК 150 <text:span text:style-name="T9">I-L)</text:span></text:p>
            <text:p text:style-name="P15"><text:s text:c="3"/>функциональный <text:s/>блок <text:span text:style-name="T9">fbd1:</text:span> <text:s/><text:span text:style-name="T9"><text:s/>GT(ai1, <text:s/>a485)=y1 , <text:s/>GE(ai2, <text:s/>aTCp_ip)=y2, <text:s/></text:span></text:p>
            <text:p text:style-name="P15"><text:span text:style-name="T9"><text:s text:c="3"/></text:span>функциональный <text:s/>блок <text:span text:style-name="T9">fbd</text:span>2<text:span text:style-name="T9">: y1_485= y1, y2_tcp=y2; (ai1-ai2)/2=aut1</text:span></text:p>
            <text:list xml:id="list8893493002023847213" text:style-name="L3">
              <text:list-item>
                <text:list>
                  <text:list-item>
                    <text:p text:style-name="P28">Протестировать. 4.2 запрограммировать ПЛК. <text:s/>3.3 Проверить.</text:p>
                    <text:p text:style-name="P51"><text:span text:style-name="T9"><text:s text:c="12"/>5 <text:s/></text:span>В <text:span text:style-name="T11">WPLsoft </text:span><text:span text:style-name="T9"><text:s/>-&gt;</text:span> <text:span text:style-name="T9">[ 1) x1+x2+x3=y4 <text:s/>2) x4* x5+m0=y1 <text:s/>3)d0 + d1 = d99 ] 5.1 </text:span>Протестировать.</text:p>
                    <text:p text:style-name="P28"/>
                  </text:list-item>
                </text:list>
              </text:list-item>
            </text:list>
            <text:p text:style-name="P14">Преподаватель ______________ / <text:s/>Храмов А. А <text:s/>/</text:p>
            <text:p text:style-name="P14"/>
          </table:table-cell>
          <table:covered-table-cell/>
          <table:covered-table-cell/>
        </table:table-row>
      </table:table>
      <text:p text:style-name="Standard"><text:soft-page-break/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3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text:s/>высшего образования</text:p>
            <text:p text:style-name="P2">«Московский государственный технический университет имени Н.Э. Баумана</text:p>
            <text:p text:style-name="P2"><text:s/>(национальный исследовательский университет)»</text:p>
            <text:p text:style-name="P5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21">Весенняя экзаменационная сессия 2020 года</text:p>
          </table:table-cell>
          <table:covered-table-cell/>
          <table:covered-table-cell/>
        </table:table-row>
        <table:table-row table:style-name="Таблица1.1">
          <table:table-cell table:style-name="Таблица1.A3" office:value-type="string">
            <text:p text:style-name="P6">Рассмотрено ПЦК </text:p>
            <text:p text:style-name="P10">Протокол № <text:s text:c="7"/>от <text:s text:c="11"/>20 г.</text:p>
            <text:p text:style-name="P6"/>
            <text:p text:style-name="P6">Председатель </text:p>
            <text:p text:style-name="P6"><text:s text:c="7"/>__________ <text:s/>/Громова В.Н/</text:p>
          </table:table-cell>
          <table:table-cell table:style-name="Таблица1.A3" office:value-type="string">
            <text:p text:style-name="P7">Экзаменационный билет №<text:span text:style-name="T9">2</text:span></text:p>
            <text:p text:style-name="P6">по: МДК 04.01 и <text:s/>МДК 04.02 </text:p>
            <text:p text:style-name="Standard"><text:span text:style-name="T2">Специальность: <text:s/></text:span><text:span text:style-name="T1">15.02.07 Автоматизация технологических процессов и производств (по отраслям)</text:span></text:p>
          </table:table-cell>
          <table:table-cell table:style-name="Таблица1.A1" office:value-type="string">
            <text:p text:style-name="P10">Утверждаю</text:p>
            <text:p text:style-name="P10">Зам. директора по учебной работе</text:p>
            <text:p text:style-name="P10">_________ __ Н.Н. Ковзель</text:p>
            <text:p text:style-name="P10">«____»________2020 г.</text:p>
          </table:table-cell>
        </table:table-row>
        <table:table-row table:style-name="Таблица1.4">
          <table:table-cell table:style-name="Таблица1.A1" table:number-columns-spanned="3" office:value-type="string">
            <text:p text:style-name="P20"><text:span text:style-name="T5">Требования: <text:s/>к ПК <text:s/>подключиться дистанционно используя <text:s/>удалённый доступ с </text:span><text:span text:style-name="T7">НОУТБУКА</text:span></text:p>
            <text:p text:style-name="P20"><text:span text:style-name="T7"><text:s text:c="72"/></text:span><text:span text:style-name="T8"><text:s text:c="88"/></text:span><text:span text:style-name="T3">по МДК 04.01</text:span></text:p>
            <text:p text:style-name="P18"><text:span text:style-name="T1">1 <text:s/>Собрать схему в </text:span><text:span text:style-name="T9">Quartus II </text:span></text:p>
            <text:p text:style-name="P24"><draw:frame draw:style-name="fr2" draw:name="Графический объект4" text:anchor-type="paragraph" svg:width="14.601cm" svg:height="5.424cm" draw:z-index="7"><draw:image xlink:href="Pictures/2000000700005C32000022F0800AF432.svm" xlink:type="simple" xlink:show="embed" xlink:actuate="onLoad"/></draw:frame><text:span text:style-name="T6"> <text:s text:c="7"/>1.1 </text:span><text:span text:style-name="T4">Протестировать. <text:s/>1.2 Определить ее назначение. </text:span><text:span text:style-name="T6">1.3</text:span><text:span text:style-name="T4"> контакты к <text:s/>ножкам микросхемы .</text:span></text:p>
            <text:p text:style-name="P22"><draw:frame draw:style-name="fr1" draw:name="Графический объект6" text:anchor-type="paragraph" svg:x="3.926cm" svg:y="0.691cm" svg:width="10.245cm" svg:height="2.6cm" draw:z-index="3"><draw:image xlink:href="Pictures/20000007000021490000191E4AAF855F.svm" xlink:type="simple" xlink:show="embed" xlink:actuate="onLoad"/></draw:frame> <text:s text:c="8"/>2 Собрать <text:span text:style-name="T9">сxему</text:span> в <text:span text:style-name="T9">Libero Soc.</text:span></text:p>
            <text:list xml:id="list26326774" text:continue-list="list2634559677442113684" text:style-name="L1">
              <text:list-item>
                <text:list>
                  <text:list-item>
                    <text:p text:style-name="P26">Протестировать. 2.2 Подключить контакты к <text:s/>ножкам микросхемы .</text:p>
                    <text:p text:style-name="P26">2.<text:span text:style-name="T9">3</text:span> Запрограммировать плату. <text:s text:c="76"/><text:span text:style-name="T10">По <text:s/>МДК 04.02</text:span></text:p>
                  </text:list-item>
                </text:list>
              </text:list-item>
            </text:list>
            <text:p text:style-name="P15">3 В <text:span text:style-name="T9">Owen logic </text:span>ввести схему.<text:span text:style-name="T9"> </text:span>В и <text:s/>С на ЭКРАН.</text:p>
            <text:list xml:id="list5583169268523679823" text:style-name="L4">
              <text:list-item>
                <text:list>
                  <text:list-item>
                    <text:p text:style-name="P29"><draw:frame draw:style-name="fr3" draw:name="Графический объект5" text:anchor-type="paragraph" svg:width="8.096cm" svg:height="2.256cm" draw:z-index="4"><draw:image xlink:href="Pictures/2000000700001FA10000138A127CA820.svm" xlink:type="simple" xlink:show="embed" xlink:actuate="onLoad"/></draw:frame>Протестировать. 3.2 запрограммировать ПР200. <text:s/>3.3 Проверить.</text:p>
                  </text:list-item>
                </text:list>
              </text:list-item>
            </text:list>
            <text:p text:style-name="P15">4 В <text:span text:style-name="T9">codesys </text:span>ввести схему. Определить назначение <text:span text:style-name="T9">c</text:span>хемы. <text:span text:style-name="T9">(</text:span>ПЛК 7<text:span text:style-name="T9">3)</text:span></text:p>
            <text:p text:style-name="P15"><text:s text:c="3"/>функциональный <text:s/>блок <text:span text:style-name="T9">fbd1:</text:span> <text:s/><text:span text:style-name="T9"><text:s/>EQ(ai6 <text:s/>, ai8)=ust1_485 , <text:s/>Gt(ai6, <text:s/>ai8 )=ust2_485, <text:s/></text:span></text:p>
            <text:p text:style-name="P15"><text:span text:style-name="T9"><text:s text:c="3"/></text:span>функциональный <text:s/>блок <text:span text:style-name="T9">fbd</text:span>2<text:span text:style-name="T9">: ai8-ust1 </text:span>= <text:span text:style-name="T9">&gt;df </text:span>на экран<text:span text:style-name="T9"> <text:s/>; <text:s/>ai6-ust2 </text:span>= <text:span text:style-name="T9">&gt;gf </text:span>на экран<text:span text:style-name="T9"> </text:span></text:p>
            <text:list xml:id="list5293323920621106295" text:style-name="L5">
              <text:list-item>
                <text:list>
                  <text:list-item>
                    <text:p text:style-name="P30">Протестировать. 4.2 запрограммировать ПЛК. <text:s/>3.3 Проверить.</text:p>
                    <text:p text:style-name="P52"><text:span text:style-name="T9"><text:s text:c="12"/>5 <text:s/></text:span>В <text:span text:style-name="T11">WPLsoft </text:span><text:span text:style-name="T9"><text:s/>-&gt;</text:span> <text:span text:style-name="T9">[ 1) x1*m0+x3=y4 <text:s/>2) x4* x5+m0=y1 <text:s/>3)d0 - d1 = d88 ] 5.1 </text:span>Протестировать.</text:p>
                    <text:p text:style-name="P56"/>
                  </text:list-item>
                  <text:list-item>
                    <text:p text:style-name="P56">Преподаватель ______________ / <text:s/>Храмов А. А <text:s/>/</text:p>
                    <text:p text:style-name="P30"/>
                  </text:list-item>
                </text:list>
              </text:list-item>
            </text:list>
            <text:p text:style-name="P14"/>
          </table:table-cell>
          <table:covered-table-cell/>
          <table:covered-table-cell/>
        </table:table-row>
      </table:table>
      <text:p text:style-name="P1"/>
      <text:p text:style-name="P1"/>
      <text:p text:style-name="P1"><text:soft-page-break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8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text:s/>высшего образования</text:p>
            <text:p text:style-name="P2">«Московский государственный технический университет имени Н.Э. Баумана</text:p>
            <text:p text:style-name="P2"><text:s/>(национальный исследовательский университет)»</text:p>
            <text:p text:style-name="P5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2.2">
          <table:table-cell table:style-name="Таблица2.A1" table:number-columns-spanned="3" office:value-type="string">
            <text:p text:style-name="P21">Весенняя экзаменационная сессия 2020 года</text:p>
          </table:table-cell>
          <table:covered-table-cell/>
          <table:covered-table-cell/>
        </table:table-row>
        <table:table-row table:style-name="Таблица2.1">
          <table:table-cell table:style-name="Таблица2.A3" office:value-type="string">
            <text:p text:style-name="P6">Рассмотрено ПЦК </text:p>
            <text:p text:style-name="P10">Протокол № <text:s text:c="7"/>от <text:s text:c="11"/>20 г.</text:p>
            <text:p text:style-name="P6"/>
            <text:p text:style-name="P6">Председатель </text:p>
            <text:p text:style-name="P6"><text:s text:c="7"/>__________ <text:s/>/Громова В.Н/</text:p>
          </table:table-cell>
          <table:table-cell table:style-name="Таблица2.A3" office:value-type="string">
            <text:p text:style-name="P7">Экзаменационный билет №<text:span text:style-name="T9">3</text:span></text:p>
            <text:p text:style-name="P6">по: МДК 04.01 и <text:s/>МДК 04.02 </text:p>
            <text:p text:style-name="Standard"><text:span text:style-name="T2">Специальность: <text:s/></text:span><text:span text:style-name="T1">15.02.07 Автоматизация технологических процессов и производств (по отраслям)</text:span></text:p>
          </table:table-cell>
          <table:table-cell table:style-name="Таблица2.A1" office:value-type="string">
            <text:p text:style-name="P10">Утверждаю</text:p>
            <text:p text:style-name="P10">Зам. директора по учебной работе</text:p>
            <text:p text:style-name="P10">_________ __ Н.Н. Ковзель</text:p>
            <text:p text:style-name="P10">«____»________2020 г.</text:p>
          </table:table-cell>
        </table:table-row>
        <table:table-row table:style-name="Таблица2.4">
          <table:table-cell table:style-name="Таблица2.A1" table:number-columns-spanned="3" office:value-type="string">
            <text:p text:style-name="P20"><text:span text:style-name="T5">Требования: <text:s/>к ПК <text:s/>подключиться дистанционно используя <text:s/>удалённый доступ с </text:span><text:span text:style-name="T7">НОУТБУКА</text:span></text:p>
            <text:p text:style-name="P20"><text:span text:style-name="T7"><text:s text:c="72"/></text:span><text:span text:style-name="T8"><text:s text:c="88"/></text:span><text:span text:style-name="T3">по МДК 04.01</text:span></text:p>
            <text:p text:style-name="P18"><text:span text:style-name="T1">1 <text:s/>Собрать схему в </text:span><text:span text:style-name="T9">Quartus II </text:span></text:p>
            <text:p text:style-name="P24"><draw:frame draw:style-name="fr2" draw:name="Графический объект9" text:anchor-type="paragraph" svg:width="16.641cm" svg:height="2.921cm" draw:z-index="8"><draw:image xlink:href="Pictures/20000007000047D600001CBC78E33333.svm" xlink:type="simple" xlink:show="embed" xlink:actuate="onLoad"/></draw:frame><text:span text:style-name="T6"> <text:s text:c="3"/>1.1 </text:span><text:span text:style-name="T4">Протестировать. <text:s/>1.2 Определить ее назначение. </text:span><text:span text:style-name="T6">1.3</text:span><text:span text:style-name="T4"> контакты к <text:s/>ножкам микросхемы .</text:span></text:p>
            <text:p text:style-name="P22"><draw:frame draw:style-name="fr1" draw:name="Графический объект7" text:anchor-type="paragraph" svg:x="3.545cm" svg:y="1.007cm" svg:width="10.931cm" svg:height="3.2cm" draw:z-index="5"><draw:image xlink:href="Pictures/200000070000205A00001C53575489F6.svm" xlink:type="simple" xlink:show="embed" xlink:actuate="onLoad"/></draw:frame> <text:s text:c="8"/>2 Собрать схему в <text:span text:style-name="T9">Libero Soc.</text:span></text:p>
            <text:list xml:id="list26328321" text:continue-list="list26326774" text:style-name="L1">
              <text:list-item>
                <text:list>
                  <text:list-item>
                    <text:p text:style-name="P26">Протестировать. 2.2 Подключить контакты к <text:s/>ножкам микросхемы .</text:p>
                    <text:p text:style-name="P26">2.<text:span text:style-name="T9">3</text:span> Запрограммировать плату. <text:s text:c="76"/><text:span text:style-name="T10">По <text:s/>МДК 04.02</text:span></text:p>
                  </text:list-item>
                </text:list>
              </text:list-item>
            </text:list>
            <text:p text:style-name="P15">3 В <text:span text:style-name="T9">Owen logic </text:span>ввести схему.<text:span text:style-name="T9"> D </text:span>на ЭКРАН.</text:p>
            <text:list xml:id="list2245200674730192754" text:style-name="L6">
              <text:list-item>
                <text:list>
                  <text:list-item>
                    <text:p text:style-name="P31"><draw:frame draw:style-name="fr1" draw:name="Графический объект8" text:anchor-type="paragraph" svg:x="3.87cm" svg:y="0.06cm" svg:width="11.014cm" svg:height="1.722cm" draw:z-index="6"><draw:image xlink:href="Pictures/2000000700001443000006B9C8A2D1BB.svm" xlink:type="simple" xlink:show="embed" xlink:actuate="onLoad"/></draw:frame>Протестировать. 3.2 запрограммировать ПР200. <text:s/>3.3 Проверить.</text:p>
                  </text:list-item>
                </text:list>
              </text:list-item>
            </text:list>
            <text:p text:style-name="P15">4 В <text:span text:style-name="T9">codesys </text:span>ввести схему. Определить назначение. <text:span text:style-name="T9">(</text:span>ПЛК 7<text:span text:style-name="T9">3)</text:span></text:p>
            <text:p text:style-name="P15"><text:s text:c="3"/>функциональный <text:s/>блок <text:span text:style-name="T9">fbd1:</text:span> <text:s/><text:span text:style-name="T9"><text:s/>Ge(ai6 , ai8)=m0 , <text:s/>Gt(ai6 , <text:s/>ai8 )=m1 </text:span>на экран<text:span text:style-name="T9">, <text:s/></text:span></text:p>
            <text:p text:style-name="P15"><text:span text:style-name="T9"><text:s text:c="3"/></text:span>функциональный <text:s/>блок <text:span text:style-name="T9">fbd</text:span>2<text:span text:style-name="T9">: ai8+ust2 </text:span>= <text:span text:style-name="T9">&gt;Aout2 </text:span>на экран<text:span text:style-name="T9"> <text:s/>; <text:s/>ai6-ust2 </text:span>= <text:span text:style-name="T9">&gt;Aou1 <text:s/></text:span></text:p>
            <text:list xml:id="list5367616379505078129" text:style-name="L7">
              <text:list-item>
                <text:list>
                  <text:list-item>
                    <text:p text:style-name="P32">Протестировать. 4.2 запрограммировать ПЛК. <text:s/>3.3 Проверить.</text:p>
                    <text:p text:style-name="P53"><text:span text:style-name="T9"><text:s text:c="12"/>5 <text:s/></text:span>В <text:span text:style-name="T11">WPLsoft</text:span><text:span text:style-name="T9"> -&gt;</text:span> <text:span text:style-name="T9">[1) x2*m0+x4=y4 <text:s/>2) x4* x5+m0=y2 <text:s/>3)d0+d1</text:span>0 <text:span text:style-name="T9"><text:s/>= d9</text:span>9<text:span text:style-name="T9">] 5.1 </text:span>Протестировать.</text:p>
                    <text:p text:style-name="P32"/>
                  </text:list-item>
                </text:list>
              </text:list-item>
            </text:list>
            <text:p text:style-name="P14">Преподаватель ______________ / <text:s/>Храмов А. А <text:s/>/</text:p>
            <text:p text:style-name="P14"/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table:number-columns-spanned="3" office:value-type="string">
            <text:p text:style-name="P13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text:s/>высшего образования</text:p>
            <text:p text:style-name="P4">«Московский государственный технический университет имени Н.Э. Баумана <text:s/>(национальный исследовательский университет)»</text:p>
            <text:p text:style-name="P12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3.2">
          <table:table-cell table:style-name="Таблица3.A1" table:number-columns-spanned="3" office:value-type="string">
            <text:p text:style-name="P21">Весенняя экзаменационная сессия 2020 года</text:p>
          </table:table-cell>
          <table:covered-table-cell/>
          <table:covered-table-cell/>
        </table:table-row>
        <table:table-row table:style-name="Таблица3.1">
          <table:table-cell table:style-name="Таблица3.A3" office:value-type="string">
            <text:p text:style-name="P6">Рассмотрено ПЦК </text:p>
            <text:p text:style-name="P10">Протокол № <text:s text:c="7"/>от <text:s text:c="11"/>20 г.</text:p>
            <text:p text:style-name="P6"/>
            <text:p text:style-name="P6">Председатель </text:p>
            <text:p text:style-name="P6"><text:s text:c="7"/>__________ <text:s/>/Громова В.Н/</text:p>
          </table:table-cell>
          <table:table-cell table:style-name="Таблица3.A3" office:value-type="string">
            <text:p text:style-name="P7">Экзаменационный билет №<text:span text:style-name="T9">4</text:span></text:p>
            <text:p text:style-name="P6">по: МДК 04.01 и <text:s/>МДК 04.02 </text:p>
            <text:p text:style-name="Standard"><text:span text:style-name="T2">Специальность: <text:s/></text:span><text:span text:style-name="T1">15.02.07 Автоматизация технологических процессов и производств (по отраслям)</text:span></text:p>
          </table:table-cell>
          <table:table-cell table:style-name="Таблица3.A1" office:value-type="string">
            <text:p text:style-name="P10">Утверждаю</text:p>
            <text:p text:style-name="P10">Зам. директора по учебной работе</text:p>
            <text:p text:style-name="P10">_________ __ Н.Н. Ковзель</text:p>
            <text:p text:style-name="P10">«____»________2020 г.</text:p>
          </table:table-cell>
        </table:table-row>
        <table:table-row table:style-name="Таблица3.4">
          <table:table-cell table:style-name="Таблица3.A1" table:number-columns-spanned="3" office:value-type="string">
            <text:p text:style-name="P20"><text:span text:style-name="T5">Требования: <text:s/>к ПК <text:s/>подключиться дистанционно используя <text:s/>удалённый доступ с </text:span><text:span text:style-name="T7">НОУТБУКА</text:span></text:p>
            <text:p text:style-name="P20"><text:span text:style-name="T7"><text:s text:c="72"/></text:span><text:span text:style-name="T8"><text:s text:c="88"/></text:span><text:span text:style-name="T3">по МДК 04.01</text:span></text:p>
            <text:p text:style-name="P18"><text:span text:style-name="T1">1 <text:s/>Собрать схему в </text:span><text:span text:style-name="T9">Quartus II </text:span></text:p>
            <text:p text:style-name="P24"><draw:frame draw:style-name="fr2" draw:name="Графический объект12" text:anchor-type="paragraph" svg:width="13.623cm" svg:height="6.373cm" draw:z-index="9"><draw:image xlink:href="Pictures/20000007000048DE0000302B327CE5C4.svm" xlink:type="simple" xlink:show="embed" xlink:actuate="onLoad"/></draw:frame><text:span text:style-name="T6"> <text:s text:c="3"/>1.1 </text:span><text:span text:style-name="T4">Протестировать. <text:s/>1.2 Определить ее назначение. </text:span><text:span text:style-name="T6">1.3</text:span><text:span text:style-name="T4"> контакты к <text:s/>ножкам микросхемы .</text:span></text:p>
            <text:p text:style-name="P22"><text:s text:c="12"/>2 Собрать схему в <text:span text:style-name="T9">Libero Soc.</text:span></text:p>
            <text:list xml:id="list26335573" text:continue-list="list26328321" text:style-name="L1">
              <text:list-item>
                <text:list>
                  <text:list-item>
                    <text:p text:style-name="P26"><draw:frame draw:style-name="fr1" draw:name="Графический объект10" text:anchor-type="paragraph" svg:x="2.515cm" svg:y="0.201cm" svg:width="12.585cm" svg:height="2.626cm" draw:z-index="10"><draw:image xlink:href="Pictures/2000000700003B1F000021147417E0A2.svm" xlink:type="simple" xlink:show="embed" xlink:actuate="onLoad"/></draw:frame>Протестировать. 2.2 Подключить контакты к <text:s/>ножкам микросхемы </text:p>
                    <text:p text:style-name="P26">2.<text:span text:style-name="T9">3</text:span> Запрограммировать плату. <text:s text:c="76"/><text:span text:style-name="T10">По <text:s/>МДК 04.02</text:span></text:p>
                  </text:list-item>
                </text:list>
              </text:list-item>
            </text:list>
            <text:p text:style-name="P15">3 В <text:span text:style-name="T9">Owen logic </text:span>ввести схему.<text:span text:style-name="T9"> g</text:span> и <text:s/><text:span text:style-name="T9">te</text:span> на ЭКРАН.</text:p>
            <text:list xml:id="list4526168528214771561" text:style-name="L8">
              <text:list-item>
                <text:list>
                  <text:list-item>
                    <text:p text:style-name="P33"><draw:frame draw:style-name="fr1" draw:name="Графический объект11" text:anchor-type="paragraph" svg:x="3.314cm" svg:y="0.344cm" svg:width="10.215cm" svg:height="1.942cm" draw:z-index="11"><draw:image xlink:href="Pictures/20000007000027E600000C6825E2EE11.svm" xlink:type="simple" xlink:show="embed" xlink:actuate="onLoad"/></draw:frame>Протестировать. 3.2 запрограммировать ПР200. <text:s/>3.3 Проверить.</text:p>
                  </text:list-item>
                </text:list>
              </text:list-item>
            </text:list>
            <text:p text:style-name="P15">4 В <text:span text:style-name="T9">codesys </text:span>ввести схему. Определить назначение. <text:span text:style-name="T9">(</text:span>ПЛК 7<text:span text:style-name="T9">3)</text:span></text:p>
            <text:p text:style-name="P15"><text:s text:c="3"/>функциональный <text:s/>блок <text:span text:style-name="T9">fbd1:</text:span> <text:s/><text:span text:style-name="T9"><text:s/>x1+x2=m0 , <text:s/>x3+x4=m1 </text:span>на экран<text:span text:style-name="T9">, <text:s/></text:span></text:p>
            <text:p text:style-name="P15"><text:span text:style-name="T9"><text:s text:c="3"/></text:span>функциональный <text:s/>блок <text:span text:style-name="T9">fbd</text:span>2<text:span text:style-name="T9">: ai8+ust2 </text:span>= <text:span text:style-name="T9">&gt;Aout2 </text:span>на экран<text:span text:style-name="T9"> <text:s/>; <text:s/>ai6-ust2 </text:span>= <text:span text:style-name="T9">&gt;Aou1 <text:s/></text:span></text:p>
            <text:list xml:id="list6663523915232147945" text:style-name="L9">
              <text:list-item>
                <text:list>
                  <text:list-item>
                    <text:p text:style-name="P34">Протестировать. 4.2 запрограммировать ПЛК. <text:s/>3.3 Проверить.</text:p>
                    <text:p text:style-name="P54"><text:span text:style-name="T9"><text:s text:c="12"/>5 <text:s/></text:span>В <text:span text:style-name="T11">WPLsoft</text:span><text:span text:style-name="T9"> -&gt;</text:span> <text:span text:style-name="T9">[1) x2+m0+x4=y4=y6 <text:s/>2) x4+ x5+y1=y2 <text:s/>3)d20*d1</text:span>0 <text:span text:style-name="T9"><text:s/>= d66] <text:s text:c="7"/></text:span>Протестировать.</text:p>
                  </text:list-item>
                </text:list>
              </text:list-item>
            </text:list>
            <text:p text:style-name="P14">Преподаватель ______________ / <text:s/>Храмов А. А <text:s/>/</text:p>
            <text:p text:style-name="P14"/>
          </table:table-cell>
          <table:covered-table-cell/>
          <table:covered-table-cell/>
        </table:table-row>
      </table:table>
      <text:p text:style-name="P1"><text:soft-page-break/></text:p>
      <text:p text:style-name="P1"/>
      <text:p text:style-name="P1"/>
      <text:p text:style-name="P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table:number-columns-spanned="3" office:value-type="string">
            <text:p text:style-name="P13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text:s/>высшего образования</text:p>
            <text:p text:style-name="P4">«Московский государственный технический университет имени Н.Э. Баумана <text:s/>(национальный исследовательский университет)»</text:p>
            <text:p text:style-name="P12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4.2">
          <table:table-cell table:style-name="Таблица4.A1" table:number-columns-spanned="3" office:value-type="string">
            <text:p text:style-name="P21">Весенняя экзаменационная сессия 2020 года</text:p>
          </table:table-cell>
          <table:covered-table-cell/>
          <table:covered-table-cell/>
        </table:table-row>
        <table:table-row table:style-name="Таблица4.1">
          <table:table-cell table:style-name="Таблица4.A3" office:value-type="string">
            <text:p text:style-name="P6">Рассмотрено ПЦК </text:p>
            <text:p text:style-name="P10">Протокол № <text:s text:c="7"/>от <text:s text:c="11"/>20 г.</text:p>
            <text:p text:style-name="P6"/>
            <text:p text:style-name="P6">Председатель </text:p>
            <text:p text:style-name="P6"><text:s text:c="7"/>__________ <text:s/>/Громова В.Н/</text:p>
          </table:table-cell>
          <table:table-cell table:style-name="Таблица4.A3" office:value-type="string">
            <text:p text:style-name="P7">Экзаменационный билет №<text:span text:style-name="T9">5</text:span></text:p>
            <text:p text:style-name="P6">по: МДК 04.01 и <text:s/>МДК 04.02 </text:p>
            <text:p text:style-name="Standard"><text:span text:style-name="T2">Специальность: <text:s/></text:span><text:span text:style-name="T1">15.02.07 Автоматизация технологических процессов и производств (по отраслям)</text:span></text:p>
          </table:table-cell>
          <table:table-cell table:style-name="Таблица4.A1" office:value-type="string">
            <text:p text:style-name="P10">Утверждаю</text:p>
            <text:p text:style-name="P10">Зам. директора по учебной работе</text:p>
            <text:p text:style-name="P10">_________ __ Н.Н. Ковзель</text:p>
            <text:p text:style-name="P10">«____»________2020 г.</text:p>
          </table:table-cell>
        </table:table-row>
        <table:table-row table:style-name="Таблица4.4">
          <table:table-cell table:style-name="Таблица4.A1" table:number-columns-spanned="3" office:value-type="string">
            <text:p text:style-name="P20"><text:span text:style-name="T5">Требования: <text:s/>к ПК <text:s/>подключиться дистанционно используя <text:s/>удалённый доступ с </text:span><text:span text:style-name="T7">НОУТБУКА</text:span></text:p>
            <text:p text:style-name="P20"><text:span text:style-name="T7"><text:s text:c="72"/></text:span><text:span text:style-name="T8"><text:s text:c="88"/></text:span><text:span text:style-name="T3">по МДК 04.01</text:span></text:p>
            <text:p text:style-name="P18"><text:span text:style-name="T1">1 <text:s/>Собрать схему в </text:span><text:span text:style-name="T9">Quartus II </text:span></text:p>
            <text:p text:style-name="P24"><draw:frame draw:style-name="fr2" draw:name="Графический объект13" text:anchor-type="paragraph" svg:width="14.355cm" svg:height="3.856cm" draw:z-index="13"><draw:image xlink:href="Pictures/200000070000407F00001B99133FE196.svm" xlink:type="simple" xlink:show="embed" xlink:actuate="onLoad"/></draw:frame><text:span text:style-name="T6"> <text:s text:c="3"/>1.1 </text:span><text:span text:style-name="T4">Протестировать. <text:s/>1.2 Определить ее назначение. </text:span><text:span text:style-name="T6">1.3</text:span><text:span text:style-name="T4"> контакты к <text:s/>ножкам микросхемы .</text:span></text:p>
            <text:p text:style-name="P22"><text:s text:c="12"/>2 Собрать с ему в <text:span text:style-name="T9">Libero Soc. </text:span></text:p>
            <text:list xml:id="list26342388" text:continue-list="list26335573" text:style-name="L1">
              <text:list-item>
                <text:list>
                  <text:list-item>
                    <text:p text:style-name="P26"><draw:frame draw:style-name="fr1" draw:name="Графический объект14" text:anchor-type="paragraph" svg:x="4.136cm" svg:y="0.183cm" svg:width="10.619cm" svg:height="2.584cm" draw:z-index="14"><draw:image xlink:href="Pictures/20000007000030AF000019042D570A7D.svm" xlink:type="simple" xlink:show="embed" xlink:actuate="onLoad"/></draw:frame>Протестировать. 2.2 Подключить контакты к <text:s/>ножкам микросхемы </text:p>
                    <text:p text:style-name="P26">2.<text:span text:style-name="T9">3</text:span> Запрограммировать плату. <text:s text:c="76"/><text:span text:style-name="T10">По <text:s/>МДК 04.02</text:span></text:p>
                  </text:list-item>
                </text:list>
              </text:list-item>
            </text:list>
            <text:p text:style-name="P15">3 В <text:span text:style-name="T9">Owen logic </text:span>ввести схему.<text:span text:style-name="T9"> g</text:span> и <text:s/><text:span text:style-name="T9">te</text:span> на ЭКРАН.</text:p>
            <text:list xml:id="list6207533236133743880" text:style-name="L10">
              <text:list-item>
                <text:list>
                  <text:list-item>
                    <text:p text:style-name="P35"><draw:frame draw:style-name="fr1" draw:name="Графический объект15" text:anchor-type="paragraph" svg:x="3.314cm" svg:y="0.344cm" svg:width="10.215cm" svg:height="1.942cm" draw:z-index="12"><draw:image xlink:href="Pictures/20000007000027E600000C6825E2EE11.svm" xlink:type="simple" xlink:show="embed" xlink:actuate="onLoad"/></draw:frame>Протестировать. 3.2 запрограммировать ПР200. <text:s/>3.3 Проверить.</text:p>
                  </text:list-item>
                </text:list>
              </text:list-item>
            </text:list>
            <text:p text:style-name="P15">4 В <text:span text:style-name="T9">codesys </text:span>ввести схему. Определить назначение. <text:span text:style-name="T9">(</text:span>ПЛК 1<text:span text:style-name="T9">50)</text:span></text:p>
            <text:p text:style-name="P15"><text:s text:c="3"/>функциональный <text:s/>блок <text:span text:style-name="T9">fbd1:</text:span> <text:s/><text:span text:style-name="T9"><text:s/>x1+x2=m10 , <text:s/>x3+x4=m1 </text:span></text:p>
            <text:p text:style-name="P15"><text:span text:style-name="T9"><text:s text:c="3"/></text:span>функциональный <text:s/>блок <text:span text:style-name="T9">fbd</text:span>2<text:span text:style-name="T9">: ai1+ai2 </text:span>= <text:span text:style-name="T9">&gt;Aout2 <text:s text:c="2"/>; <text:s/>ai1-ust_485 </text:span>= <text:span text:style-name="T9">&gt;Aou1 <text:s/></text:span></text:p>
            <text:list xml:id="list745215014223022032" text:style-name="L11">
              <text:list-item>
                <text:list>
                  <text:list-item>
                    <text:p text:style-name="P36">Протестировать. 4.2 запрограммировать ПЛК. <text:s/>3.3 Проверить.</text:p>
                    <text:p text:style-name="P55"><text:span text:style-name="T9"><text:s text:c="12"/>5 <text:s/></text:span>В <text:span text:style-name="T12">WPLsoft </text:span><text:span text:style-name="T9">-&gt;</text:span> <text:span text:style-name="T9">[1) x1+m1+x1=y1 <text:s text:c="2"/>2) x1+ x5+y1=y1 <text:s/>3)d20/d1</text:span>0 <text:span text:style-name="T9"><text:s/>= d166] <text:s text:c="7"/></text:span>Протестировать.</text:p>
                  </text:list-item>
                </text:list>
              </text:list-item>
            </text:list>
            <text:p text:style-name="P14">Преподаватель ______________ / <text:s/>Храмов А. А <text:s/>/</text:p>
            <text:p text:style-name="P14"/>
          </table:table-cell>
          <table:covered-table-cell/>
          <table:covered-table-cell/>
        </table:table-row>
      </table:table>
      <text:p text:style-name="P1"/>
      <text:p text:style-name="P1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/>
      <text:p text:style-name="P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 table:style-name="Таблица6.1">
          <table:table-cell table:style-name="Таблица6.A1" table:number-columns-spanned="3" office:value-type="string">
            <text:p text:style-name="P13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text:s/>высшего образования</text:p>
            <text:p text:style-name="P4">«Московский государственный технический университет имени Н.Э. Баумана <text:s/>(национальный исследовательский университет)»</text:p>
            <text:p text:style-name="P12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6.2">
          <table:table-cell table:style-name="Таблица6.A1" table:number-columns-spanned="3" office:value-type="string">
            <text:p text:style-name="P21">Весенняя экзаменационная сессия 2020 года</text:p>
          </table:table-cell>
          <table:covered-table-cell/>
          <table:covered-table-cell/>
        </table:table-row>
        <table:table-row table:style-name="Таблица6.1">
          <table:table-cell table:style-name="Таблица6.A3" office:value-type="string">
            <text:p text:style-name="P6">Рассмотрено ПЦК </text:p>
            <text:p text:style-name="P10">Протокол № <text:s text:c="7"/>от <text:s text:c="11"/>20 г.</text:p>
            <text:p text:style-name="P6"/>
            <text:p text:style-name="P6">Председатель </text:p>
            <text:p text:style-name="P6"><text:s text:c="7"/>__________ <text:s/>/Громова В.Н/</text:p>
          </table:table-cell>
          <table:table-cell table:style-name="Таблица6.A3" office:value-type="string">
            <text:p text:style-name="P7">Экзаменационный билет №<text:span text:style-name="T9">6</text:span></text:p>
            <text:p text:style-name="P6">по: МДК 04.01 и <text:s/>МДК 04.02 </text:p>
            <text:p text:style-name="Standard"><text:span text:style-name="T2">Специальность: <text:s/></text:span><text:span text:style-name="T1">15.02.07 Автоматизация технологических процессов и производств (по отраслям)</text:span></text:p>
          </table:table-cell>
          <table:table-cell table:style-name="Таблица6.A1" office:value-type="string">
            <text:p text:style-name="P10">Утверждаю</text:p>
            <text:p text:style-name="P10">Зам. директора по учебной работе</text:p>
            <text:p text:style-name="P10">_________ __ Н.Н. Ковзель</text:p>
            <text:p text:style-name="P10">«____»________2020 г.</text:p>
          </table:table-cell>
        </table:table-row>
        <table:table-row table:style-name="Таблица6.4">
          <table:table-cell table:style-name="Таблица6.A1" table:number-columns-spanned="3" office:value-type="string">
            <text:p text:style-name="P20"><text:span text:style-name="T5">Требования: <text:s/>к ПК <text:s/>подключиться дистанционно используя <text:s/>удалённый доступ с </text:span><text:span text:style-name="T7">НОУТБУКА</text:span></text:p>
            <text:p text:style-name="P20"><text:span text:style-name="T7"><text:s text:c="72"/></text:span><text:span text:style-name="T8"><text:s text:c="88"/></text:span><text:span text:style-name="T3">по МДК 04.01</text:span></text:p>
            <text:p text:style-name="P18"><text:span text:style-name="T1">1 <text:s/>Собрать схему в </text:span><text:span text:style-name="T9">Quartus II </text:span></text:p>
            <text:p text:style-name="P24"><draw:frame draw:style-name="fr1" draw:name="Графический объект16" text:anchor-type="paragraph" svg:x="0.508cm" svg:y="0.199cm" svg:width="16.641cm" svg:height="5.057cm" draw:z-index="15"><draw:image xlink:href="Pictures/20000007000051230000274760695910.svm" xlink:type="simple" xlink:show="embed" xlink:actuate="onLoad"/></draw:frame><text:span text:style-name="T6"> <text:s text:c="3"/>1.1 </text:span><text:span text:style-name="T4">Протестировать. <text:s/>1.2 Определить ее назначение. </text:span><text:span text:style-name="T6">1.3</text:span><text:span text:style-name="T4"> контакты к <text:s/>ножкам микросхемы .</text:span></text:p>
            <text:p text:style-name="P22"><text:s text:c="12"/>2 Собрать схему в <text:span text:style-name="T9">Libero Soc. </text:span></text:p>
            <text:list xml:id="list26323110" text:continue-list="list26342388" text:style-name="L1">
              <text:list-item>
                <text:list>
                  <text:list-item>
                    <text:p text:style-name="P26"><draw:frame draw:style-name="fr2" draw:name="Графический объект18" text:anchor-type="paragraph" svg:width="14.284cm" svg:height="2.873cm" draw:z-index="17"><draw:image xlink:href="Pictures/20000007000034820000191E873A7F50.svm" xlink:type="simple" xlink:show="embed" xlink:actuate="onLoad"/></draw:frame>Протестировать. 2.2 Подключить контакты к <text:s/>ножкам микросхемы </text:p>
                    <text:p text:style-name="P26">2.<text:span text:style-name="T9">3</text:span> Запрограммировать плату. <text:s text:c="76"/><text:span text:style-name="T10">По <text:s/>МДК 04.02</text:span></text:p>
                  </text:list-item>
                </text:list>
              </text:list-item>
            </text:list>
            <text:p text:style-name="P15"><draw:frame draw:style-name="fr1" draw:name="Графический объект17" text:anchor-type="paragraph" svg:x="4.205cm" svg:y="0.834cm" svg:width="9.657cm" svg:height="1.722cm" draw:z-index="16"><draw:image xlink:href="Pictures/20000007000025BA00000B94E76F935E.svm" xlink:type="simple" xlink:show="embed" xlink:actuate="onLoad"/></draw:frame>3 В <text:span text:style-name="T9">Owen logic </text:span>ввести схему.<text:span text:style-name="T9"> d</text:span> и <text:s/><text:span text:style-name="T9">e</text:span> на ЭКРАН.</text:p>
            <text:list xml:id="list3522725793585826959" text:style-name="L12">
              <text:list-item>
                <text:list>
                  <text:list-item>
                    <text:p text:style-name="P37">Протестировать. 3.2 запрограммировать ПР200. <text:s/>3.3 Проверить.</text:p>
                  </text:list-item>
                </text:list>
              </text:list-item>
            </text:list>
            <text:p text:style-name="P15">4 В <text:span text:style-name="T9">codesys </text:span>ввести схему. Определить назначение. <text:span text:style-name="T9">(</text:span>ПЛК 7<text:span text:style-name="T9">3)</text:span></text:p>
            <text:p text:style-name="P15"><text:s text:c="3"/>функциональный <text:s/>блок <text:span text:style-name="T9">fbd1:</text:span> <text:s/><text:span text:style-name="T9"><text:s/>x1+x2=m0 , <text:s/>x3+x4=m1 </text:span>на экран<text:span text:style-name="T9">, <text:s/></text:span></text:p>
            <text:p text:style-name="P15"><text:span text:style-name="T9"><text:s text:c="3"/></text:span>функциональный <text:s/>блок <text:span text:style-name="T9">fbd</text:span>2<text:span text:style-name="T9">: ai8+ust2 </text:span>= <text:span text:style-name="T9">&gt;Aout2 </text:span>на экран<text:span text:style-name="T9"> <text:s/>; <text:s/>ai6-ust2 </text:span>= <text:span text:style-name="T9">&gt;Aou3</text:span></text:p>
            <text:list xml:id="list3511115929359226160" text:style-name="L13">
              <text:list-item>
                <text:list>
                  <text:list-item>
                    <text:p text:style-name="P38">Протестировать. 4.2 запрограммировать ПЛК. <text:s/>3.3 Проверить.</text:p>
                    <text:p text:style-name="P38"><text:span text:style-name="T9">5 <text:s/></text:span>В <text:span text:style-name="T11">WPLsoft</text:span><text:span text:style-name="T9"> -&gt;</text:span> <text:span text:style-name="T9">[1) x1+m</text:span><text:span text:style-name="T14">2+</text:span><text:span text:style-name="T9">x3=y4=y6 <text:s/>2) x3</text:span><text:span text:style-name="T14">×</text:span><text:span text:style-name="T9">x5+</text:span><text:span text:style-name="T14">m6</text:span><text:span text:style-name="T9">=y3 <text:s/>3)d200/d1</text:span>0<text:span text:style-name="T9">0</text:span> <text:span text:style-name="T9"><text:s/>= d266] <text:s text:c="7"/></text:span>Протестировать.</text:p>
                  </text:list-item>
                </text:list>
              </text:list-item>
            </text:list>
            <text:p text:style-name="P14">Преподаватель ______________ / <text:s/>Храмов А. А <text:s/>/</text:p>
            <text:p text:style-name="P14"/>
          </table:table-cell>
          <table:covered-table-cell/>
          <table:covered-table-cell/>
        </table:table-row>
      </table:table>
      <text:p text:style-name="P1"/>
      <text:p text:style-name="P1"><text:soft-page-break/></text:p>
      <text:p text:style-name="Standard"/>
      <text:p text:style-name="Standard"/>
      <text:p text:style-name="Standard"/>
      <text:p text:style-name="P1"/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table:number-columns-spanned="3" office:value-type="string">
            <text:p text:style-name="P13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text:s/>высшего образования</text:p>
            <text:p text:style-name="P4">«Московский государственный технический университет имени Н.Э. Баумана <text:s/>(национальный исследовательский университет)»</text:p>
            <text:p text:style-name="P12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7.2">
          <table:table-cell table:style-name="Таблица7.A1" table:number-columns-spanned="3" office:value-type="string">
            <text:p text:style-name="P21">Весенняя экзаменационная сессия 2020 года</text:p>
          </table:table-cell>
          <table:covered-table-cell/>
          <table:covered-table-cell/>
        </table:table-row>
        <table:table-row table:style-name="Таблица7.1">
          <table:table-cell table:style-name="Таблица7.A3" office:value-type="string">
            <text:p text:style-name="P6">Рассмотрено ПЦК </text:p>
            <text:p text:style-name="P10">Протокол № <text:s text:c="7"/>от <text:s text:c="11"/>20 г.</text:p>
            <text:p text:style-name="P6"/>
            <text:p text:style-name="P6">Председатель </text:p>
            <text:p text:style-name="P6"><text:s text:c="7"/>__________ <text:s/>/Громова В.Н/</text:p>
          </table:table-cell>
          <table:table-cell table:style-name="Таблица7.A3" office:value-type="string">
            <text:p text:style-name="P7">Экзаменационный билет №7</text:p>
            <text:p text:style-name="P6">по: МДК 04.01 и <text:s/>МДК 04.02 </text:p>
            <text:p text:style-name="Standard"><text:span text:style-name="T2">Специальность: <text:s/></text:span><text:span text:style-name="T1">15.02.07 Автоматизация технологических процессов и производств (по отраслям)</text:span></text:p>
          </table:table-cell>
          <table:table-cell table:style-name="Таблица7.A1" office:value-type="string">
            <text:p text:style-name="P10">Утверждаю</text:p>
            <text:p text:style-name="P10">Зам. директора по учебной работе</text:p>
            <text:p text:style-name="P10">_________ __ Н.Н. Ковзель</text:p>
            <text:p text:style-name="P10">«____»________2020 г.</text:p>
          </table:table-cell>
        </table:table-row>
        <table:table-row table:style-name="Таблица7.4">
          <table:table-cell table:style-name="Таблица7.A1" table:number-columns-spanned="3" office:value-type="string">
            <text:p text:style-name="P20"><text:span text:style-name="T5">Требования: <text:s/>к ПК <text:s/>подключиться дистанционно используя <text:s/>удалённый доступ с </text:span><text:span text:style-name="T7">НОУТБУКА</text:span></text:p>
            <text:p text:style-name="P20"><text:span text:style-name="T7"><text:s text:c="72"/></text:span><text:span text:style-name="T8"><text:s text:c="88"/></text:span><text:span text:style-name="T3">по МДК 04.01</text:span></text:p>
            <text:p text:style-name="P18"><text:span text:style-name="T1">1 <text:s/>Собрать схему в </text:span><text:span text:style-name="T9">Quartus II </text:span></text:p>
            <text:p text:style-name="P24"><draw:frame draw:style-name="fr1" draw:name="Графический объект19" text:anchor-type="paragraph" svg:x="1.351cm" svg:y="0.222cm" svg:width="15.914cm" svg:height="4.47cm" draw:z-index="18"><draw:image xlink:href="Pictures/200000070000392800001FF18A42092C.svm" xlink:type="simple" xlink:show="embed" xlink:actuate="onLoad"/></draw:frame><text:span text:style-name="T6"> <text:s text:c="3"/>1.1 </text:span><text:span text:style-name="T4">Протестировать. <text:s/>1.2 Определить ее назначение. </text:span><text:span text:style-name="T6">1.3</text:span><text:span text:style-name="T4"> контакты к <text:s/>ножкам микросхемы .</text:span></text:p>
            <text:p text:style-name="P22"><draw:frame draw:style-name="fr1" draw:name="Графический объект20" text:anchor-type="paragraph" svg:x="1.118cm" svg:y="0.813cm" svg:width="16.33cm" svg:height="3.337cm" draw:z-index="19"><draw:image xlink:href="Pictures/2000000700003D30000012671415D200.svm" xlink:type="simple" xlink:show="embed" xlink:actuate="onLoad"/></draw:frame> <text:s text:c="11"/>2 Собрать схему в <text:span text:style-name="T9">Libero Soc. </text:span></text:p>
            <text:list xml:id="list26331057" text:continue-list="list26323110" text:style-name="L1">
              <text:list-item>
                <text:list>
                  <text:list-item>
                    <text:p text:style-name="P26">Протестировать. 2.2 Подключить контакты к <text:s/>ножкам микросхемы </text:p>
                    <text:p text:style-name="P26">2.<text:span text:style-name="T9">3</text:span> Запрограммировать плату. <text:s text:c="76"/><text:span text:style-name="T10">По <text:s/>МДК 04.02</text:span></text:p>
                  </text:list-item>
                </text:list>
              </text:list-item>
            </text:list>
            <text:p text:style-name="P15"><draw:frame draw:style-name="fr1" draw:name="Графический объект21" text:anchor-type="paragraph" svg:x="3.882cm" svg:y="0.672cm" svg:width="10.135cm" svg:height="2.566cm" draw:z-index="20"><draw:image xlink:href="Pictures/200000070000279700000A078FC32F84.svm" xlink:type="simple" xlink:show="embed" xlink:actuate="onLoad"/></draw:frame>3 В <text:span text:style-name="T9">Owen logic </text:span>ввести схему.<text:span text:style-name="T9"> d</text:span> и <text:s/><text:span text:style-name="T9">e</text:span> на ЭКРАН.</text:p>
            <text:list xml:id="list7490172785886900311" text:style-name="L14">
              <text:list-item>
                <text:list>
                  <text:list-item>
                    <text:p text:style-name="P39">Протестировать. 3.2 запрограммировать ПР200. <text:s/>3.3 Проверить.</text:p>
                  </text:list-item>
                </text:list>
              </text:list-item>
            </text:list>
            <text:p text:style-name="P15">4 В <text:span text:style-name="T9">codesys </text:span>ввести схему. Определить назначение. <text:span text:style-name="T9">(</text:span>ПЛК 1<text:span text:style-name="T9">50)</text:span></text:p>
            <text:p text:style-name="P15"><text:s text:c="3"/>функциональный <text:s/>блок <text:span text:style-name="T9">fbd1:</text:span> <text:s/><text:span text:style-name="T9"><text:s/>x1</text:span><text:span text:style-name="T14">×</text:span><text:span text:style-name="T9">x2+m2=m0 , <text:s/>x3+m3</text:span><text:span text:style-name="T14">×</text:span><text:span text:style-name="T9">x4=y2 <text:s text:c="2"/></text:span></text:p>
            <text:p text:style-name="P15"><text:span text:style-name="T9"><text:s text:c="3"/></text:span>функциональный <text:s/>блок <text:span text:style-name="T9">fbd</text:span>2<text:span text:style-name="T9">: ai1+ust2 </text:span>= <text:span text:style-name="T9">&gt;Aout2 <text:s text:c="3"/>; <text:s/>ai2-ust1 </text:span>= <text:span text:style-name="T9">&gt;Aou3</text:span></text:p>
            <text:list xml:id="list3440026097121589614" text:style-name="L15">
              <text:list-item>
                <text:list>
                  <text:list-item>
                    <text:p text:style-name="P40">Протестировать. 4.2 запрограммировать ПЛК. <text:s/>3.3 Проверить</text:p>
                    <text:p text:style-name="P40"><text:span text:style-name="T9">5 <text:s/></text:span>В <text:span text:style-name="T12">WPLsoft:</text:span><text:span text:style-name="T15"> </text:span><text:span text:style-name="T9">[1) x1+m</text:span><text:span text:style-name="T14">0×</text:span><text:span text:style-name="T9">x4=y</text:span>1<text:span text:style-name="T9">=y2 <text:s/>2) x3</text:span><text:span text:style-name="T13">-</text:span><text:span text:style-name="T14">&gt;tmr(3</text:span><text:span text:style-name="T13">сек</text:span><text:span text:style-name="T14">)</text:span><text:span text:style-name="T13">-</text:span><text:span text:style-name="T14">&gt;</text:span><text:span text:style-name="T9">y3 <text:s/>3)</text:span>d400+d111 <text:span text:style-name="T9"><text:s/>= d2</text:span>00<text:span text:style-name="T9">] <text:s text:c="7"/></text:span>Протестировать.</text:p>
                  </text:list-item>
                </text:list>
              </text:list-item>
            </text:list>
            <text:p text:style-name="P14">Преподаватель ______________ / <text:s/>Храмов А. А <text:s/>/</text:p>
            <text:p text:style-name="P14"/>
          </table:table-cell>
          <table:covered-table-cell/>
          <table:covered-table-cell/>
        </table:table-row>
      </table:table>
      <text:p text:style-name="P1"><text:soft-page-break/></text:p>
      <text:p text:style-name="P1"/>
      <text:p text:style-name="P1"/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Таблица8.1">
          <table:table-cell table:style-name="Таблица8.A1" table:number-columns-spanned="3" office:value-type="string">
            <text:p text:style-name="P13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text:s/>высшего образования</text:p>
            <text:p text:style-name="P4">«Московский государственный технический университет имени Н.Э. Баумана <text:s/>(национальный исследовательский университет)»</text:p>
            <text:p text:style-name="P12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8.2">
          <table:table-cell table:style-name="Таблица8.A1" table:number-columns-spanned="3" office:value-type="string">
            <text:p text:style-name="P25">Весенняя экзаменационная сессия 2020 года</text:p>
          </table:table-cell>
          <table:covered-table-cell/>
          <table:covered-table-cell/>
        </table:table-row>
        <table:table-row table:style-name="Таблица8.1">
          <table:table-cell table:style-name="Таблица8.A3" office:value-type="string">
            <text:p text:style-name="P9">Рассмотрено ПЦК </text:p>
            <text:p text:style-name="P11">Протокол № <text:s text:c="7"/>от <text:s text:c="11"/>20 г.</text:p>
            <text:p text:style-name="P9"/>
            <text:p text:style-name="P9">Председатель </text:p>
            <text:p text:style-name="P9"><text:s text:c="7"/>__________ <text:s/>/Громова В.Н/</text:p>
          </table:table-cell>
          <table:table-cell table:style-name="Таблица8.A3" office:value-type="string">
            <text:p text:style-name="P7">Экзаменационный билет №<text:span text:style-name="T9">8</text:span></text:p>
            <text:p text:style-name="P6">по: МДК 04.01 и <text:s/>МДК 04.02 </text:p>
            <text:p text:style-name="Standard"><text:span text:style-name="T2">Специальность: <text:s/></text:span><text:span text:style-name="T1">15.02.07 Автоматизация технологических процессов и производств (по отраслям)</text:span></text:p>
          </table:table-cell>
          <table:table-cell table:style-name="Таблица8.A1" office:value-type="string">
            <text:p text:style-name="P11">Утверждаю</text:p>
            <text:p text:style-name="P11">Зам. директора по учебной работе</text:p>
            <text:p text:style-name="P11">_________ __ Н.Н. Ковзель</text:p>
            <text:p text:style-name="P11">«____»________2020 г.</text:p>
          </table:table-cell>
        </table:table-row>
        <table:table-row table:style-name="Таблица8.4">
          <table:table-cell table:style-name="Таблица8.A1" table:number-columns-spanned="3" office:value-type="string">
            <text:p text:style-name="P20"><text:span text:style-name="T5">Требования: <text:s/>к ПК <text:s/>подключиться дистанционно используя <text:s/>удалённый доступ с </text:span><text:span text:style-name="T7">НОУТБУКА</text:span></text:p>
            <text:p text:style-name="P20"><text:span text:style-name="T7"><text:s text:c="72"/></text:span><text:span text:style-name="T8"><text:s text:c="88"/></text:span><text:span text:style-name="T3">по МДК 04.01</text:span></text:p>
            <text:p text:style-name="P18"><text:span text:style-name="T1">1 <text:s/>Собрать схему в </text:span><text:span text:style-name="T9">Quartus II </text:span></text:p>
            <text:p text:style-name="P24"><draw:frame draw:style-name="fr1" draw:name="Графический объект22" text:anchor-type="paragraph" svg:x="0.325cm" svg:y="0.161cm" svg:width="16.641cm" svg:height="5.075cm" draw:z-index="21"><draw:image xlink:href="Pictures/20000007000041F10000207586DCEBBA.svm" xlink:type="simple" xlink:show="embed" xlink:actuate="onLoad"/></draw:frame><text:span text:style-name="T6"> <text:s text:c="3"/>1.1 </text:span><text:span text:style-name="T4">Протестировать. <text:s/>1.2 Определить ее назначение. </text:span><text:span text:style-name="T6">1.3</text:span><text:span text:style-name="T4"> контакты к <text:s/>ножкам микросхемы .</text:span></text:p>
            <text:p text:style-name="P22"><text:s text:c="12"/>2 Собрать схему в <text:span text:style-name="T9">Libero Soc. </text:span></text:p>
            <text:list xml:id="list26319155" text:continue-list="list26331057" text:style-name="L1">
              <text:list-item>
                <text:list>
                  <text:list-item>
                    <text:p text:style-name="P26"><draw:frame draw:style-name="fr1" draw:name="Графический объект23" text:anchor-type="paragraph" svg:x="4.258cm" svg:y="0.12cm" svg:width="9.71cm" svg:height="3.621cm" draw:z-index="22"><draw:image xlink:href="Pictures/20000007000025EF00001B7FFB5129F2.svm" xlink:type="simple" xlink:show="embed" xlink:actuate="onLoad"/></draw:frame>Протестировать. 2.2 Подключить контакты к <text:s/>ножкам микросхемы </text:p>
                    <text:p text:style-name="P26">2.<text:span text:style-name="T9">3</text:span> Запрограммировать плату. <text:s text:c="76"/><text:span text:style-name="T10">По <text:s/>МДК 04.02</text:span></text:p>
                  </text:list-item>
                </text:list>
              </text:list-item>
            </text:list>
            <text:p text:style-name="P15"><draw:frame draw:style-name="fr1" draw:name="Графический объект24" text:anchor-type="paragraph" svg:x="3.358cm" svg:y="0.63cm" svg:width="11.183cm" svg:height="2.163cm" draw:z-index="23"><draw:image xlink:href="Pictures/200000070000267400000B45F8C0F67E.svm" xlink:type="simple" xlink:show="embed" xlink:actuate="onLoad"/></draw:frame>3 В <text:span text:style-name="T9">Owen logic </text:span>ввести схему.<text:span text:style-name="T9"> d</text:span> и <text:s/><text:span text:style-name="T9">e</text:span> на ЭКРАН.</text:p>
            <text:list xml:id="list8303584207796109631" text:style-name="L16">
              <text:list-item>
                <text:list>
                  <text:list-item>
                    <text:p text:style-name="P41">Протестировать. 3.2 запрограммировать ПР200. <text:s/>3.3 Проверить.</text:p>
                  </text:list-item>
                </text:list>
              </text:list-item>
            </text:list>
            <text:p text:style-name="P15">4 В <text:span text:style-name="T9">codesys </text:span>ввести схему. Определить назначение. <text:span text:style-name="T9">(</text:span>ПЛК 7<text:span text:style-name="T9">3)</text:span></text:p>
            <text:p text:style-name="P15"><text:s text:c="3"/>функциональный <text:s/>блок <text:span text:style-name="T9">fbd1:</text:span> <text:s/><text:span text:style-name="T9"><text:s/>x1</text:span><text:span text:style-name="T14">×</text:span><text:span text:style-name="T9">x2+m2=m0 , <text:s/>x3+m3</text:span><text:span text:style-name="T14">×</text:span><text:span text:style-name="T9">x4=m10 д</text:span>иодную индикатор<text:span text:style-name="T9">, <text:s/></text:span></text:p>
            <text:p text:style-name="P15"><text:span text:style-name="T9"><text:s text:c="3"/></text:span>функциональный <text:s/>блок <text:span text:style-name="T9">fbd</text:span>2<text:span text:style-name="T9">: ai8</text:span><text:span text:style-name="T14">×</text:span><text:span text:style-name="T9">ust2 </text:span>= <text:span text:style-name="T9">&gt;Aout2 <text:s/></text:span>наэкран<text:span text:style-name="T9"> <text:s text:c="2"/>; <text:s/>ai6</text:span><text:span text:style-name="T14">×</text:span><text:span text:style-name="T9">ust1 </text:span>= <text:span text:style-name="T9">&gt;Aou3 </text:span>на экран</text:p>
            <text:list xml:id="list7051485602525834808" text:style-name="L17">
              <text:list-item>
                <text:list>
                  <text:list-item>
                    <text:p text:style-name="P42">Протестировать. 4.2 запрограммировать ПЛК. <text:s/>3.3 Проверить</text:p>
                    <text:p text:style-name="P57"><text:span text:style-name="T9">5 <text:s/></text:span>В <text:span text:style-name="T12">WPLsoft:</text:span><text:span text:style-name="T15"> </text:span><text:span text:style-name="T9">[1) x3</text:span><text:span text:style-name="T14">×</text:span>m<text:span text:style-name="T13">0+</text:span>x5<text:span text:style-name="T9">=y1 2) x2</text:span><text:span text:style-name="T13">-</text:span><text:span text:style-name="T14">&gt;tmr(2</text:span><text:span text:style-name="T13">сек</text:span><text:span text:style-name="T14">)</text:span><text:span text:style-name="T13">-</text:span><text:span text:style-name="T14">&gt;</text:span><text:span text:style-name="T9">y3 3)</text:span>d400<text:span text:style-name="T9">/</text:span>d111 <text:span text:style-name="T9"><text:s/>= d6</text:span>00<text:span text:style-name="T9">] <text:s text:c="7"/></text:span>Протестировать.</text:p>
                  </text:list-item>
                </text:list>
              </text:list-item>
            </text:list>
            <text:p text:style-name="P14">Преподаватель ______________ / <text:s/>Храмов А. А <text:s/>/</text:p>
            <text:p text:style-name="P14"/>
          </table:table-cell>
          <table:covered-table-cell/>
          <table:covered-table-cell/>
        </table:table-row>
      </table:table>
      <text:p text:style-name="P1"/>
      <text:p text:style-name="P1"><text:soft-page-break/></text:p>
      <text:p text:style-name="P1"/>
      <text:p text:style-name="P1"/>
      <text:p text:style-name="P1"/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table:number-columns-spanned="3" office:value-type="string">
            <text:p text:style-name="P13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text:s/>высшего образования</text:p>
            <text:p text:style-name="P4">«Московский государственный технический университет имени Н.Э. Баумана <text:s/>(национальный исследовательский университет)»</text:p>
            <text:p text:style-name="P12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9.2">
          <table:table-cell table:style-name="Таблица9.A1" table:number-columns-spanned="3" office:value-type="string">
            <text:p text:style-name="P25">Весенняя экзаменационная сессия 2020 года</text:p>
          </table:table-cell>
          <table:covered-table-cell/>
          <table:covered-table-cell/>
        </table:table-row>
        <table:table-row table:style-name="Таблица9.1">
          <table:table-cell table:style-name="Таблица9.A3" office:value-type="string">
            <text:p text:style-name="P9">Рассмотрено ПЦК </text:p>
            <text:p text:style-name="P11">Протокол № <text:s text:c="7"/>от <text:s text:c="11"/>20 г.</text:p>
            <text:p text:style-name="P9"/>
            <text:p text:style-name="P9">Председатель </text:p>
            <text:p text:style-name="P6"><text:span text:style-name="T16"><text:s text:c="7"/>__________ </text:span><text:s/>/Громова В.Н/</text:p>
          </table:table-cell>
          <table:table-cell table:style-name="Таблица9.A3" office:value-type="string">
            <text:p text:style-name="P7">Экзаменационный билет №9</text:p>
            <text:p text:style-name="P6">по: МДК 04.01 и <text:s/>МДК 04.02 </text:p>
            <text:p text:style-name="Standard"><text:span text:style-name="T2">Специальность: <text:s/></text:span><text:span text:style-name="T1">15.02.07 Автоматизация технологических процессов и производств (по отраслям)</text:span></text:p>
          </table:table-cell>
          <table:table-cell table:style-name="Таблица9.A1" office:value-type="string">
            <text:p text:style-name="P11">Утверждаю</text:p>
            <text:p text:style-name="P11">Зам. директора по учебной работе</text:p>
            <text:p text:style-name="P10"><text:span text:style-name="T16">_________ __ </text:span>Н.Н. Ковзель</text:p>
            <text:p text:style-name="P10">«____»________2020 г.</text:p>
          </table:table-cell>
        </table:table-row>
        <table:table-row table:style-name="Таблица9.4">
          <table:table-cell table:style-name="Таблица9.A1" table:number-columns-spanned="3" office:value-type="string">
            <text:p text:style-name="P20"><text:span text:style-name="T5">Требования: <text:s/>к ПК <text:s/>подключиться дистанционно используя <text:s/>удалённый доступ с </text:span><text:span text:style-name="T7">НОУТБУКА</text:span></text:p>
            <text:p text:style-name="P20"><text:span text:style-name="T7"><text:s text:c="72"/></text:span><text:span text:style-name="T8"><text:s text:c="88"/></text:span><text:span text:style-name="T3">по МДК 04.01</text:span></text:p>
            <text:p text:style-name="P18"><text:span text:style-name="T1">1 <text:s/>Собрать схему в </text:span><text:span text:style-name="T9">Quartus II </text:span></text:p>
            <text:p text:style-name="P24"><draw:frame draw:style-name="fr1" draw:name="Графический объект27" text:anchor-type="paragraph" svg:x="0.349cm" svg:y="0.037cm" svg:width="17.057cm" svg:height="5.154cm" draw:z-index="26"><draw:image xlink:href="Pictures/2000000700003A9B00001A76A90A44BF.svm" xlink:type="simple" xlink:show="embed" xlink:actuate="onLoad"/></draw:frame><text:span text:style-name="T6"> <text:s text:c="3"/>1.1 </text:span><text:span text:style-name="T4">Протестировать. <text:s/>1.2 Определить ее назначение. </text:span><text:span text:style-name="T6">1.3</text:span><text:span text:style-name="T4"> контакты к <text:s/>ножкам микросхемы .</text:span></text:p>
            <text:p text:style-name="P22"><text:s text:c="12"/>2 Собрать схему в <text:span text:style-name="T9">Libero Soc. </text:span></text:p>
            <text:list xml:id="list26325132" text:continue-list="list26319155" text:style-name="L1">
              <text:list-item>
                <text:list>
                  <text:list-item>
                    <text:p text:style-name="P26"><draw:frame draw:style-name="fr1" draw:name="Графический объект26" text:anchor-type="paragraph" svg:x="0.309cm" svg:y="0.22cm" svg:width="16.976cm" svg:height="2.986cm" draw:z-index="25"><draw:image xlink:href="Pictures/20000007000035BF000014AD3154146D.svm" xlink:type="simple" xlink:show="embed" xlink:actuate="onLoad"/></draw:frame>Протестировать. 2.2 Подключить контакты к <text:s/>ножкам микросхемы </text:p>
                    <text:p text:style-name="P26">2.<text:span text:style-name="T9">3</text:span> Запрограммировать плату. <text:s text:c="76"/><text:span text:style-name="T10">По <text:s/>МДК 04.02</text:span></text:p>
                  </text:list-item>
                </text:list>
              </text:list-item>
            </text:list>
            <text:p text:style-name="P15">3 В <text:span text:style-name="T9">Owen logic </text:span>ввести схему.<text:span text:style-name="T9"> n </text:span>и <text:s/><text:span text:style-name="T9">m</text:span> на ЭКРАН.</text:p>
            <text:list xml:id="list7229137605412461432" text:style-name="L18">
              <text:list-item>
                <text:list>
                  <text:list-item>
                    <text:p text:style-name="P43"><draw:frame draw:style-name="fr1" draw:name="Графический объект25" text:anchor-type="paragraph" svg:x="1.184cm" svg:y="0.019cm" svg:width="16.203cm" svg:height="2.379cm" draw:z-index="24"><draw:image xlink:href="Pictures/20000007000022F000000B45C896FFD0.svm" xlink:type="simple" xlink:show="embed" xlink:actuate="onLoad"/></draw:frame>Протестировать. 3.2 запрограммировать ПР200. <text:s/>3.3 Проверить.</text:p>
                  </text:list-item>
                </text:list>
              </text:list-item>
            </text:list>
            <text:p text:style-name="P15">4 В <text:span text:style-name="T9">codesys </text:span>ввести схему. Определить назначение. <text:span text:style-name="T9">(</text:span>ПЛК 7<text:span text:style-name="T9">3)</text:span></text:p>
            <text:p text:style-name="P15"><text:s text:c="3"/>функциональный <text:s/>блок <text:span text:style-name="T9">fbd1:</text:span> <text:s/><text:span text:style-name="T9"><text:s/>x1</text:span><text:span text:style-name="T14">×</text:span><text:span text:style-name="T9">x2+m2=m0 , <text:s/>x3+m3</text:span><text:span text:style-name="T14">×</text:span><text:span text:style-name="T9">x4=m10 д</text:span>иодную индикатор<text:span text:style-name="T9">, <text:s/></text:span></text:p>
            <text:p text:style-name="P15"><text:span text:style-name="T9"><text:s text:c="3"/></text:span>функциональный <text:s/>блок <text:span text:style-name="T9">fbd</text:span>2<text:span text:style-name="T9">: ai8</text:span><text:span text:style-name="T14">+</text:span><text:span text:style-name="T9">ust2</text:span>+1= <text:span text:style-name="T9">&gt;Aout2 <text:s/></text:span>наэкран<text:span text:style-name="T9"> <text:s text:c="2"/>; <text:s/>ai6</text:span><text:span text:style-name="T14">+</text:span><text:span text:style-name="T9">ust1</text:span>+2=<text:span text:style-name="T9">&gt;Aou3 </text:span>на экран</text:p>
            <text:list xml:id="list6570475581341153965" text:style-name="L19">
              <text:list-item>
                <text:list>
                  <text:list-item>
                    <text:p text:style-name="P44">Протестировать. 4.2 запрограммировать ПЛК. <text:s/>3.3 Проверить</text:p>
                    <text:p text:style-name="P44"><text:span text:style-name="T9">5 <text:s/></text:span>В <text:span text:style-name="T12">WPLsoft:</text:span><text:span text:style-name="T15"> </text:span><text:span text:style-name="T9">[1) x3</text:span><text:span text:style-name="T14">×</text:span>m<text:span text:style-name="T13">0+</text:span>x5<text:span text:style-name="T9">=y1 2) x2</text:span><text:span text:style-name="T14">+</text:span><text:span text:style-name="T13">ч1=</text:span><text:span text:style-name="T9">y3 3)</text:span>d300+d155<text:span text:style-name="T9"> = d5</text:span>00<text:span text:style-name="T9">] <text:s text:c="7"/></text:span>Протестировать.</text:p>
                  </text:list-item>
                </text:list>
              </text:list-item>
            </text:list>
            <text:p text:style-name="P14"/>
            <text:p text:style-name="P14">Преподаватель ______________ / <text:s/>Храмов А. А <text:s/>/</text:p>
            <text:p text:style-name="P14"/>
          </table:table-cell>
          <table:covered-table-cell/>
          <table:covered-table-cell/>
        </table:table-row>
      </table:table>
      <text:p text:style-name="P1"/>
      <text:p text:style-name="P1"><text:soft-page-break/></text:p>
      <text:p text:style-name="P1"/>
      <text:p text:style-name="P1"/>
      <text:p text:style-name="P1"/>
      <text:p text:style-name="P1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 table:style-name="Таблица10.1">
          <table:table-cell table:style-name="Таблица10.A1" table:number-columns-spanned="3" office:value-type="string">
            <text:p text:style-name="P13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text:s/>высшего образования</text:p>
            <text:p text:style-name="P4">«Московский государственный технический университет имени Н.Э. Баумана <text:s/>(национальный исследовательский университет)»</text:p>
            <text:p text:style-name="P12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10.2">
          <table:table-cell table:style-name="Таблица10.A1" table:number-columns-spanned="3" office:value-type="string">
            <text:p text:style-name="P25">Весенняя экзаменационная сессия 2020 года</text:p>
          </table:table-cell>
          <table:covered-table-cell/>
          <table:covered-table-cell/>
        </table:table-row>
        <table:table-row table:style-name="Таблица10.1">
          <table:table-cell table:style-name="Таблица10.A3" office:value-type="string">
            <text:p text:style-name="P6">Р<text:span text:style-name="T16">ассмотрено ПЦК </text:span></text:p>
            <text:p text:style-name="P11">Протокол № <text:s text:c="7"/>от <text:s text:c="11"/>20 г.</text:p>
            <text:p text:style-name="P9"/>
            <text:p text:style-name="P9">Председатель </text:p>
            <text:p text:style-name="P6"><text:span text:style-name="T16"><text:s text:c="7"/>__________ <text:s/></text:span>/Громова В.Н/</text:p>
          </table:table-cell>
          <table:table-cell table:style-name="Таблица10.A3" office:value-type="string">
            <text:p text:style-name="P7">Экзаменационный билет №<text:span text:style-name="T9">10</text:span></text:p>
            <text:p text:style-name="P6">по: МДК 04.01 и <text:s/>МДК 04.02 </text:p>
            <text:p text:style-name="Standard"><text:span text:style-name="T2">Специальность: <text:s/></text:span><text:span text:style-name="T1">15.02.07 Автоматизация технологических процессов и производств (по отраслям)</text:span></text:p>
          </table:table-cell>
          <table:table-cell table:style-name="Таблица10.A1" office:value-type="string">
            <text:p text:style-name="P11">Утверждаю</text:p>
            <text:p text:style-name="P11">Зам. директора по учебной работе</text:p>
            <text:p text:style-name="P11">_________ __ Н.Н. Ковзель</text:p>
            <text:p text:style-name="P11">«____»________2020 г.</text:p>
          </table:table-cell>
        </table:table-row>
        <table:table-row table:style-name="Таблица10.4">
          <table:table-cell table:style-name="Таблица10.A1" table:number-columns-spanned="3" office:value-type="string">
            <text:p text:style-name="P20"><text:span text:style-name="T5">Требования: <text:s/>к ПК <text:s/>подключиться дистанционно используя <text:s/>удалённый доступ с </text:span><text:span text:style-name="T7">НОУТБУКА</text:span></text:p>
            <text:p text:style-name="P20"><text:span text:style-name="T7"><text:s text:c="72"/></text:span><text:span text:style-name="T8"><text:s text:c="88"/></text:span><text:span text:style-name="T3">по МДК 04.01</text:span></text:p>
            <text:p text:style-name="P18"><text:span text:style-name="T1">1 <text:s/>Собрать схему в </text:span><text:span text:style-name="T9">Quartus II </text:span></text:p>
            <text:p text:style-name="P24"><draw:frame draw:style-name="fr1" draw:name="Графический объект28" text:anchor-type="paragraph" svg:x="1.205cm" svg:y="0.06cm" svg:width="15.942cm" svg:height="3.597cm" draw:z-index="27"><draw:image xlink:href="Pictures/2000000700004B2400001CF162997EE6.svm" xlink:type="simple" xlink:show="embed" xlink:actuate="onLoad"/></draw:frame><text:span text:style-name="T6"> <text:s text:c="3"/>1.1 </text:span><text:span text:style-name="T4">Протестировать. <text:s/>1.2 Определить ее назначение. </text:span><text:span text:style-name="T6">1.3</text:span><text:span text:style-name="T4"> контакты к <text:s/>ножкам микросхемы .</text:span></text:p>
            <text:p text:style-name="P22"><text:s text:c="12"/>2 Собрать схему в <text:span text:style-name="T9">Libero Soc. </text:span></text:p>
            <text:list xml:id="list26331364" text:continue-list="list26325132" text:style-name="L1">
              <text:list-item>
                <text:list>
                  <text:list-item>
                    <text:p text:style-name="P26"><draw:frame draw:style-name="fr1" draw:name="Графический объект29" text:anchor-type="paragraph" svg:x="1.083cm" svg:y="0.161cm" svg:width="15.815cm" svg:height="3.196cm" draw:z-index="28"><draw:image xlink:href="Pictures/2000000700003119000013F3E90AC595.svm" xlink:type="simple" xlink:show="embed" xlink:actuate="onLoad"/></draw:frame>Протестировать. 2.2 Подключить контакты к <text:s/>ножкам микросхемы </text:p>
                    <text:p text:style-name="P26">2.<text:span text:style-name="T9">3</text:span> Запрограммировать плату. <text:s text:c="76"/><text:span text:style-name="T10">По <text:s/>МДК 04.02</text:span></text:p>
                  </text:list-item>
                </text:list>
              </text:list-item>
            </text:list>
            <text:p text:style-name="P15"><draw:frame draw:style-name="fr1" draw:name="Графический объект30" text:anchor-type="paragraph" svg:x="3.923cm" svg:y="1.037cm" svg:width="10.054cm" svg:height="2.219cm" draw:z-index="29"><draw:image xlink:href="Pictures/200000070000274700000B9419391282.svm" xlink:type="simple" xlink:show="embed" xlink:actuate="onLoad"/></draw:frame>3 В <text:span text:style-name="T9">Owen logic </text:span>ввести схему.<text:span text:style-name="T9"> n </text:span>и <text:s/><text:span text:style-name="T9">m</text:span> на ЭКРАН.</text:p>
            <text:list xml:id="list3380080212114368950" text:style-name="L20">
              <text:list-item>
                <text:list>
                  <text:list-item>
                    <text:p text:style-name="P45">Протестировать. 3.2 запрограммировать ПР200. <text:s/>3.3 Проверить.</text:p>
                  </text:list-item>
                </text:list>
              </text:list-item>
            </text:list>
            <text:p text:style-name="P15">4 В <text:span text:style-name="T9">codesys </text:span>ввести схему. Определить назначение. <text:span text:style-name="T9">(</text:span>ПЛК 1<text:span text:style-name="T9">50)</text:span></text:p>
            <text:p text:style-name="P15"><text:s text:c="3"/>функциональный <text:s/>блок <text:span text:style-name="T9">fbd1:</text:span> <text:s/><text:span text:style-name="T9"><text:s/>x1</text:span><text:span text:style-name="T14">×</text:span><text:span text:style-name="T9">x2+ust_m3=ust_m2=y1 , <text:s/>x3+m3</text:span><text:span text:style-name="T14">×</text:span><text:span text:style-name="T9">x3=ust_m1=y2 <text:s/>, <text:s/></text:span></text:p>
            <text:p text:style-name="P15"><text:span text:style-name="T9"><text:s text:c="3"/></text:span>функциональный <text:s/>блок <text:span text:style-name="T9">fbd</text:span>2<text:span text:style-name="T9">: ai1</text:span><text:span text:style-name="T14">+</text:span>1= <text:span text:style-name="T9">&gt;Aout2 <text:s/>; <text:s/>ai6</text:span><text:span text:style-name="T14">+ust_485</text:span>=<text:span text:style-name="T9">&gt;Aou1 <text:s/></text:span></text:p>
            <text:list xml:id="list1379028556484078913" text:style-name="L21">
              <text:list-item>
                <text:list>
                  <text:list-item>
                    <text:p text:style-name="P46">Протестировать. 4.2 запрограммировать ПЛК. <text:s/>3.3 Проверить</text:p>
                    <text:p text:style-name="P58"><text:span text:style-name="T9">5 <text:s/></text:span>В <text:span text:style-name="T12">WPLsoft:</text:span><text:span text:style-name="T15"> </text:span><text:span text:style-name="T9">[1) x3</text:span><text:span text:style-name="T14">×</text:span>m<text:span text:style-name="T13">0</text:span><text:span text:style-name="T14">×</text:span>x6<text:span text:style-name="T9">=y2 2) x2</text:span><text:span text:style-name="T14">+x1</text:span><text:span text:style-name="T13">=</text:span><text:span text:style-name="T9">y1 3)</text:span>d<text:span text:style-name="T9">2</text:span>00<text:span text:style-name="T9">-</text:span>d<text:span text:style-name="T9">2</text:span>55<text:span text:style-name="T9"> = d7</text:span>00<text:span text:style-name="T9">] <text:s text:c="7"/></text:span>Протестировать.</text:p>
                  </text:list-item>
                </text:list>
              </text:list-item>
            </text:list>
            <text:p text:style-name="P14"/>
            <text:p text:style-name="P14">Преподаватель ______________ / <text:s/>Храмов А. А <text:s/>/</text:p>
            <text:p text:style-name="P14"/>
          </table:table-cell>
          <table:covered-table-cell/>
          <table:covered-table-cell/>
        </table:table-row>
      </table:table>
      <text:p text:style-name="P1"/>
      <text:p text:style-name="P1"><text:soft-page-break/></text:p>
      <text:p text:style-name="P1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 table:style-name="Таблица11.1">
          <table:table-cell table:style-name="Таблица11.A1" table:number-columns-spanned="3" office:value-type="string">
            <text:p text:style-name="P13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text:s/>высшего образования</text:p>
            <text:p text:style-name="P4">«Московский государственный технический университет имени Н.Э. Баумана <text:s/>(национальный исследовательский университет)»</text:p>
            <text:p text:style-name="P12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11.2">
          <table:table-cell table:style-name="Таблица11.A1" table:number-columns-spanned="3" office:value-type="string">
            <text:p text:style-name="P25">Весенняя экзаменационная сессия 2020 года</text:p>
          </table:table-cell>
          <table:covered-table-cell/>
          <table:covered-table-cell/>
        </table:table-row>
        <table:table-row table:style-name="Таблица11.1">
          <table:table-cell table:style-name="Таблица11.A3" office:value-type="string">
            <text:p text:style-name="P9">Рассмотрено ПЦК </text:p>
            <text:p text:style-name="P11">Протокол № <text:s text:c="7"/>от <text:s text:c="11"/>20 г.</text:p>
            <text:p text:style-name="P9"/>
            <text:p text:style-name="P9">Председатель </text:p>
            <text:p text:style-name="P9"><text:s text:c="7"/>__________ <text:s/>/Громова В.Н/</text:p>
          </table:table-cell>
          <table:table-cell table:style-name="Таблица11.A3" office:value-type="string">
            <text:p text:style-name="P7">Экзаменационный билет №<text:span text:style-name="T9">11</text:span></text:p>
            <text:p text:style-name="P9">по: МДК 04.01 и <text:s/>МДК 04.02 </text:p>
            <text:p text:style-name="Standard"><text:span text:style-name="T2">Специальность: <text:s/></text:span><text:span text:style-name="T1">15.02.07 Автоматизация технологических процессов и производств (по отраслям)</text:span></text:p>
          </table:table-cell>
          <table:table-cell table:style-name="Таблица11.A1" office:value-type="string">
            <text:p text:style-name="P11">Утверждаю</text:p>
            <text:p text:style-name="P11">Зам. директора по учебной работе</text:p>
            <text:p text:style-name="P11">_________ __ Н.Н. Ковзель</text:p>
            <text:p text:style-name="P11">«____»________2020 г.</text:p>
          </table:table-cell>
        </table:table-row>
        <table:table-row table:style-name="Таблица11.4">
          <table:table-cell table:style-name="Таблица11.A1" table:number-columns-spanned="3" office:value-type="string">
            <text:p text:style-name="P20"><text:span text:style-name="T5">Требования: <text:s/>к ПК <text:s/>подключиться дистанционно используя <text:s/>удалённый доступ с </text:span><text:span text:style-name="T7">НОУТБУКА</text:span></text:p>
            <text:p text:style-name="P20"><text:span text:style-name="T7"><text:s text:c="72"/></text:span><text:span text:style-name="T8"><text:s text:c="88"/></text:span><text:span text:style-name="T3">по МДК 04.01</text:span></text:p>
            <text:p text:style-name="P18"><text:span text:style-name="T1">1 <text:s/>Собрать схему в </text:span><text:span text:style-name="T9">Quartus II </text:span></text:p>
            <text:p text:style-name="P24"><draw:frame draw:style-name="fr2" draw:name="Графический объект31" text:anchor-type="paragraph" svg:width="16.96cm" svg:height="4.523cm" draw:z-index="30"><draw:image xlink:href="Pictures/2000000700004B0A00002462F1AC456E.svm" xlink:type="simple" xlink:show="embed" xlink:actuate="onLoad"/></draw:frame><text:span text:style-name="T6"> <text:s text:c="3"/>1.1 </text:span><text:span text:style-name="T4">Протестировать. <text:s/>1.2 Определить ее назначение. </text:span><text:span text:style-name="T6">1.3</text:span><text:span text:style-name="T4"> контакты к <text:s/>ножкам микросхемы .</text:span></text:p>
            <text:p text:style-name="P22"><text:s text:c="12"/>2 Собрать схему в <text:span text:style-name="T9">Libero Soc. </text:span></text:p>
            <text:list xml:id="list26321436" text:continue-list="list26331364" text:style-name="L1">
              <text:list-item>
                <text:list>
                  <text:list-item>
                    <text:p text:style-name="P26"><draw:frame draw:style-name="fr1" draw:name="Графический объект32" text:anchor-type="paragraph" svg:x="0.654cm" svg:y="0.201cm" svg:width="16.773cm" svg:height="3.965cm" draw:z-index="31"><draw:image xlink:href="Pictures/2000000700002DCA000015B590EA127C.svm" xlink:type="simple" xlink:show="embed" xlink:actuate="onLoad"/></draw:frame>Протестировать. 2.2 Подключить контакты к <text:s/>ножкам микросхемы </text:p>
                    <text:p text:style-name="P26">2.<text:span text:style-name="T9">3</text:span> Запрограммировать плату. <text:s text:c="76"/><text:span text:style-name="T10">По <text:s/>МДК 04.02</text:span></text:p>
                  </text:list-item>
                </text:list>
              </text:list-item>
            </text:list>
            <text:p text:style-name="P15">3 В <text:span text:style-name="T9">Owen logic </text:span>ввести схему.<text:span text:style-name="T9"> n </text:span>и <text:s/><text:span text:style-name="T9">m</text:span> на ЭКРАН.</text:p>
            <text:list xml:id="list6670508574925169160" text:style-name="L22">
              <text:list-item>
                <text:list>
                  <text:list-item>
                    <text:p text:style-name="P47"><draw:frame draw:style-name="fr1" draw:name="Графический объект33" text:anchor-type="paragraph" svg:x="4.284cm" svg:y="0.06cm" svg:width="9.818cm" svg:height="1.005cm" draw:z-index="32"><draw:image xlink:href="Pictures/2000000700002659000003EE4578EB27.svm" xlink:type="simple" xlink:show="embed" xlink:actuate="onLoad"/></draw:frame>Протестировать. 3.2 запрограммировать ПР200. <text:s/>3.3 Проверить.</text:p>
                  </text:list-item>
                </text:list>
              </text:list-item>
            </text:list>
            <text:p text:style-name="P15">4 В <text:span text:style-name="T9">codesys </text:span>ввести схему. Определить назначение. <text:span text:style-name="T9">(</text:span>ПЛК 1<text:span text:style-name="T9">50)</text:span></text:p>
            <text:p text:style-name="P15"><text:s text:c="3"/>функциональный <text:s/>блок <text:span text:style-name="T9">fbd1:</text:span> <text:s/><text:span text:style-name="T9"><text:s/>x1</text:span><text:span text:style-name="T14">×</text:span><text:span text:style-name="T9">x2 =ust_m2 , <text:s/>x3+n0</text:span><text:span text:style-name="T14">×</text:span><text:span text:style-name="T9">x3=ust_m1, <text:s text:c="2"/></text:span></text:p>
            <text:p text:style-name="P15"><text:span text:style-name="T9"><text:s text:c="3"/></text:span>функциональный <text:s/>блок <text:span text:style-name="T9">fbd</text:span>2<text:span text:style-name="T9">: ai1</text:span><text:span text:style-name="T14">*2</text:span>= <text:span text:style-name="T9">&gt;Aout1 <text:s/>; <text:s/>ai6*</text:span><text:span text:style-name="T14">ust_485</text:span>=<text:span text:style-name="T9">&gt;Aou2 </text:span></text:p>
            <text:list xml:id="list727889926585481954" text:style-name="L23">
              <text:list-item>
                <text:list>
                  <text:list-item>
                    <text:p text:style-name="P48">Протестировать. 4.2 запрограммировать ПЛК. <text:s/>3.3 Проверить</text:p>
                    <text:p text:style-name="P59"><text:span text:style-name="T9">5 <text:s/></text:span>В <text:span text:style-name="T12">WPLsoft:</text:span><text:span text:style-name="T15"> </text:span><text:span text:style-name="T9">[1) x3</text:span><text:span text:style-name="T14">×</text:span>m<text:span text:style-name="T13">0</text:span><text:span text:style-name="T14">×</text:span>x6<text:span text:style-name="T9">=y2 2) x2</text:span><text:span text:style-name="T14">+x1</text:span><text:span text:style-name="T13">=</text:span><text:span text:style-name="T9">y1 3)</text:span>d<text:span text:style-name="T9">2</text:span>00<text:span text:style-name="T9">+</text:span>d<text:span text:style-name="T9">233 = d7</text:span>00<text:span text:style-name="T9">] <text:s/></text:span>Протестировать.</text:p>
                  </text:list-item>
                </text:list>
              </text:list-item>
            </text:list>
            <text:p text:style-name="P14"/>
            <text:p text:style-name="P14">Преподаватель ______________ / <text:s/>Храмов А. А <text:s/>/</text:p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Таблица12.1">
          <table:table-cell table:style-name="Таблица12.A1" table:number-columns-spanned="3" office:value-type="string">
            <text:p text:style-name="P13">Министерство науки и высшего образования Российской Федерации</text:p>
            <text:p text:style-name="P2">Федеральное государственное бюджетное образовательное учреждение <text:s/>высшего образования</text:p>
            <text:p text:style-name="P4">«Московский государственный технический университет имени Н.Э. Баумана <text:s/>(национальный исследовательский университет)»</text:p>
            <text:p text:style-name="P12">Московский техникум космического приборостроения</text:p>
          </table:table-cell>
          <table:covered-table-cell/>
          <table:covered-table-cell/>
        </table:table-row>
        <table:table-row table:style-name="Таблица12.2">
          <table:table-cell table:style-name="Таблица12.A1" table:number-columns-spanned="3" office:value-type="string">
            <text:p text:style-name="P25">Весенняя экзаменационная сессия 2020 года</text:p>
          </table:table-cell>
          <table:covered-table-cell/>
          <table:covered-table-cell/>
        </table:table-row>
        <table:table-row table:style-name="Таблица12.1">
          <table:table-cell table:style-name="Таблица12.A3" office:value-type="string">
            <text:p text:style-name="P9">Рассмотрено ПЦК </text:p>
            <text:p text:style-name="P11">Протокол № <text:s text:c="7"/>от <text:s text:c="11"/>20 г.</text:p>
            <text:p text:style-name="P9"/>
            <text:p text:style-name="P9">Председатель </text:p>
            <text:p text:style-name="P9"><text:s text:c="7"/>__________ <text:s/>/Громова В.Н/</text:p>
          </table:table-cell>
          <table:table-cell table:style-name="Таблица12.A3" office:value-type="string">
            <text:p text:style-name="P7">Экзаменационный билет №<text:span text:style-name="T9">12</text:span></text:p>
            <text:p text:style-name="P9">по: МДК 04.01 и <text:s/>МДК 04.02 </text:p>
            <text:p text:style-name="Standard"><text:span text:style-name="T2">Специальность: <text:s/></text:span><text:span text:style-name="T1">15.02.07 Автоматизация технологических процессов и производств (по отраслям)</text:span></text:p>
          </table:table-cell>
          <table:table-cell table:style-name="Таблица12.A1" office:value-type="string">
            <text:p text:style-name="P11">Утверждаю</text:p>
            <text:p text:style-name="P11">Зам. директора по учебной работе</text:p>
            <text:p text:style-name="P11">_________ __ Н.Н. Ковзель</text:p>
            <text:p text:style-name="P11">«____»________2020 г.</text:p>
          </table:table-cell>
        </table:table-row>
        <table:table-row table:style-name="Таблица12.4">
          <table:table-cell table:style-name="Таблица12.A1" table:number-columns-spanned="3" office:value-type="string">
            <text:p text:style-name="P20"><text:span text:style-name="T5">Требования: <text:s/>к ПК <text:s/>подключиться дистанционно используя <text:s/>удалённый доступ с </text:span><text:span text:style-name="T7">НОУТБУКА</text:span></text:p>
            <text:p text:style-name="P20"><text:span text:style-name="T7"><text:s text:c="72"/></text:span><text:span text:style-name="T8"><text:s text:c="88"/></text:span><text:span text:style-name="T3">по МДК 04.01</text:span></text:p>
            <text:p text:style-name="P18"><text:span text:style-name="T1">1 <text:s/>Собрать схему в </text:span><text:span text:style-name="T9">Quartus II <text:s/></text:span><text:span text:style-name="T1">вставив <text:s/>блок </text:span><text:span text:style-name="T9">verilog</text:span></text:p>
            <text:p text:style-name="P16">module s( clk ,rst, count);</text:p>
            <text:p text:style-name="P16">input clk,rst,ce;</text:p>
            <text:p text:style-name="P16">output [7:0] count;</text:p>
            <text:p text:style-name="P16"><text:s text:c="3"/>reg [7:0] <text:s/>count;</text:p>
            <text:p text:style-name="P16">always @(posedge clk or posedge rst)</text:p>
            <text:p text:style-name="P16"><text:s text:c="3"/>begin</text:p>
            <text:p text:style-name="P16"><text:s text:c="3"/>if (rst==1) count&lt;='b0;</text:p>
            <text:p text:style-name="P16"><text:s text:c="5"/>else <text:s text:c="3"/></text:p>
            <text:p text:style-name="P16"><text:s text:c="9"/>begin</text:p>
            <text:p text:style-name="P16"><text:s text:c="7"/>count&lt;=count+1</text:p>
            <text:p text:style-name="P16"><text:s text:c="9"/>end</text:p>
            <text:p text:style-name="P16"><text:s text:c="3"/>end</text:p>
            <text:p text:style-name="P16">endmodule</text:p>
            <text:p text:style-name="P24"><text:span text:style-name="T6"><text:s text:c="4"/>1.1 </text:span><text:span text:style-name="T4">Протестировать. <text:s/>1.2 Определить ее назначение. </text:span><text:span text:style-name="T6">1.3</text:span><text:span text:style-name="T4"> контакты к <text:s/>ножкам микросхемы .</text:span></text:p>
            <text:p text:style-name="P22"><text:s text:c="12"/>2 Собрать схему в <text:span text:style-name="T9">Libero Soc. </text:span></text:p>
            <text:p text:style-name="P23"><text:s text:c="25"/>a+b+c=s , <text:s/>a+b=d=z <text:s/>, <text:s/>not c = k </text:p>
            <text:list xml:id="list26327892" text:continue-list="list26321436" text:style-name="L1">
              <text:list-item>
                <text:list>
                  <text:list-item>
                    <text:p text:style-name="P26">Протестировать. 2.2 Подключить контакты к <text:s/>ножкам микросхемы </text:p>
                    <text:p text:style-name="P26">2.<text:span text:style-name="T9">3</text:span> Запрограммировать плату. <text:s text:c="76"/><text:span text:style-name="T10">По <text:s/>МДК 04.02</text:span></text:p>
                  </text:list-item>
                </text:list>
              </text:list-item>
            </text:list>
            <text:p text:style-name="P15">3 В <text:span text:style-name="T9">Owen logic </text:span>ввести схему <text:span text:style-name="T9"><text:s/>n </text:span>и <text:s/><text:span text:style-name="T9">m</text:span> на ЭКРАН.</text:p>
            <text:p text:style-name="P15"><text:s text:c="13"/><text:span text:style-name="T9">x1+x2+x3+x4=y1=F1 <text:s text:c="2"/>x1</text:span><text:span text:style-name="T14">×x2×m×x3=F2 <text:s/>n+x6+x5=y3</text:span></text:p>
            <text:list xml:id="list5129748919474114788" text:style-name="L24">
              <text:list-item>
                <text:list>
                  <text:list-item>
                    <text:p text:style-name="P49">Протестировать. 3.2 запрограммировать ПР200. <text:s/>3.3 Проверить.</text:p>
                  </text:list-item>
                </text:list>
              </text:list-item>
            </text:list>
            <text:p text:style-name="P15">4 В <text:span text:style-name="T9">codesys </text:span>ввести схему. Определить назначение. <text:span text:style-name="T9">(</text:span>ПЛК 7<text:span text:style-name="T9">3)</text:span></text:p>
            <text:p text:style-name="P15"><text:s text:c="3"/>функциональный <text:s/>блок <text:span text:style-name="T9">fbd1:</text:span> <text:s/><text:span text:style-name="T9">F1</text:span><text:span text:style-name="T14">×</text:span><text:span text:style-name="T9">x2 =ust_m2 , <text:s/>x3+F2</text:span><text:span text:style-name="T14">×</text:span><text:span text:style-name="T9">x3=ust_m1, <text:s/></text:span></text:p>
            <text:p text:style-name="P15"><text:span text:style-name="T9"><text:s text:c="3"/></text:span>функциональный <text:s/>блок <text:span text:style-name="T9">fbd</text:span>2<text:span text:style-name="T9">: ai1</text:span><text:span text:style-name="T14">*2</text:span>= <text:span text:style-name="T9">&gt;Aout1 </text:span>на экран<text:span text:style-name="T9"> ; <text:s/>ai6*</text:span><text:span text:style-name="T14">ust_485</text:span>=<text:span text:style-name="T9">&gt;Aou2 <text:s text:c="2"/></text:span>на экран</text:p>
            <text:list xml:id="list8300118497128562540" text:style-name="L25">
              <text:list-item>
                <text:list>
                  <text:list-item>
                    <text:p text:style-name="P50">Протестировать. 4.2 запрограммировать ПЛК. <text:s/>3.3 Проверить</text:p>
                    <text:p text:style-name="P60"><text:span text:style-name="T9">5 <text:s/></text:span>В <text:span text:style-name="T12">WPLsoft:</text:span><text:span text:style-name="T15"> </text:span><text:span text:style-name="T9">[1) x3</text:span><text:span text:style-name="T14">×x1×</text:span>x6<text:span text:style-name="T9">=y2 2) x2</text:span><text:span text:style-name="T14">+x3</text:span><text:span text:style-name="T13">=</text:span><text:span text:style-name="T9">y1 3)</text:span>d100<text:span text:style-name="T9">+</text:span>d333<text:span text:style-name="T9"> = d7</text:span>77<text:span text:style-name="T9">] <text:s/></text:span>Протестировать.</text:p>
                  </text:list-item>
                </text:list>
              </text:list-item>
            </text:list>
            <text:p text:style-name="P14"/>
            <text:p text:style-name="P14">Преподаватель ______________ / <text:s/>Храмов А. А <text:s/>/</text:p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1" svg:font-family="'Times New Roman'" style:font-family-generic="roman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Times New Roman" fo:font-size="12pt" fo:language="ru" fo:country="RU" style:font-name-asian="Calibri" style:font-size-asian="12pt" style:font-name-complex="Times New Roman" style:font-size-complex="11pt" style:language-complex="ar" style:country-complex="SA"/>
    </style:style>
    <style:style style:name="Абзац_20_списка" style:display-name="Абзац списка" style:family="paragraph" style:parent-style-name="Standard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0.836cm" fo:margin-left="2cm" fo:margin-right="0.45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 S</meta:initial-creator>
    <meta:creation-date>2020-03-11T01:26:17.24</meta:creation-date>
    <dc:date>2020-03-16T06:11:45.33</dc:date>
    <dc:creator>S S</dc:creator>
    <meta:editing-duration>P1DT1H46M36S</meta:editing-duration>
    <meta:editing-cycles>40</meta:editing-cycles>
    <meta:generator>OpenOffice/4.1.6$Win32 OpenOffice.org_project/416m1$Build-9790</meta:generator>
    <meta:document-statistic meta:table-count="12" meta:image-count="33" meta:object-count="0" meta:page-count="12" meta:paragraph-count="390" meta:word-count="2411" meta:character-count="21847"/>
  </office:meta>
</office:document-meta>
</file>